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4461592" table:style-name="ce9">
            <text:p>14.461.592</text:p>
          </table:table-cell>
          <table:table-cell office:value-type="percentage" office:value="0.9989356910962216" table:style-name="ce10">
            <text:p>99,9%</text:p>
          </table:table-cell>
          <table:table-cell office:value-type="float" office:value="6919341" table:style-name="ce8">
            <text:p>6.919.341</text:p>
          </table:table-cell>
          <table:table-cell office:value-type="float" office:value="6808047" table:style-name="ce8">
            <text:p>6.808.047</text:p>
          </table:table-cell>
          <table:table-cell office:value-type="float" office:value="1488991" table:style-name="ce8">
            <text:p>1.488.991</text:p>
          </table:table-cell>
          <table:table-cell office:value-type="date" office:date-value="2021-12-13T00:00:00" table:style-name="ce11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63016" table:style-name="ce14">
            <text:p>2.363.016</text:p>
          </table:table-cell>
          <table:table-cell office:value-type="float" office:value="2281100" table:style-name="ce14">
            <text:p>2.281.100</text:p>
          </table:table-cell>
          <table:table-cell office:value-type="percentage" office:value="0.96533413231226539" table:style-name="ce15">
            <text:p>96,5%</text:p>
          </table:table-cell>
          <table:table-cell office:value-type="float" office:value="1078946" table:style-name="ce13">
            <text:p>1.078.946</text:p>
          </table:table-cell>
          <table:table-cell office:value-type="float" office:value="1057768" table:style-name="ce13">
            <text:p>1.057.768</text:p>
          </table:table-cell>
          <table:table-cell office:value-type="float" office:value="271128" table:style-name="ce13">
            <text:p>271.128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91040" table:style-name="ce7">
            <text:p>2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01965" table:style-name="ce14">
            <text:p>2.001.965</text:p>
          </table:table-cell>
          <table:table-cell office:value-type="float" office:value="1982120" table:style-name="ce14">
            <text:p>1.982.120</text:p>
          </table:table-cell>
          <table:table-cell office:value-type="percentage" office:value="0.99008723928740017" table:style-name="ce15">
            <text:p>99,0%</text:p>
          </table:table-cell>
          <table:table-cell office:value-type="float" office:value="876797" table:style-name="ce13">
            <text:p>876.797</text:p>
          </table:table-cell>
          <table:table-cell office:value-type="float" office:value="868156" table:style-name="ce13">
            <text:p>868.156</text:p>
          </table:table-cell>
          <table:table-cell office:value-type="float" office:value="311281" table:style-name="ce13">
            <text:p>311.281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800699" table:style-name="ce14">
            <text:p>1.800.699</text:p>
          </table:table-cell>
          <table:table-cell office:value-type="percentage" office:value="0.93022170976570617" table:style-name="ce15">
            <text:p>93,0%</text:p>
          </table:table-cell>
          <table:table-cell office:value-type="float" office:value="876835" table:style-name="ce13">
            <text:p>876.835</text:p>
          </table:table-cell>
          <table:table-cell office:value-type="float" office:value="856526" table:style-name="ce13">
            <text:p>856.526</text:p>
          </table:table-cell>
          <table:table-cell office:value-type="float" office:value="166354" table:style-name="ce13">
            <text:p>166.354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17920" table:style-name="ce14">
            <text:p>3.717.920</text:p>
          </table:table-cell>
          <table:table-cell office:value-type="float" office:value="3517067" table:style-name="ce14">
            <text:p>3.517.067</text:p>
          </table:table-cell>
          <table:table-cell office:value-type="percentage" office:value="0.94597705168481305" table:style-name="ce15">
            <text:p>94,6%</text:p>
          </table:table-cell>
          <table:table-cell office:value-type="float" office:value="1701384" table:style-name="ce13">
            <text:p>1.701.384</text:p>
          </table:table-cell>
          <table:table-cell office:value-type="float" office:value="1655293" table:style-name="ce13">
            <text:p>1.655.293</text:p>
          </table:table-cell>
          <table:table-cell office:value-type="float" office:value="334497" table:style-name="ce13">
            <text:p>334.497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48160" table:style-name="ce14">
            <text:p>1.048.160</text:p>
          </table:table-cell>
          <table:table-cell office:value-type="percentage" office:value="0.94038695322558219" table:style-name="ce15">
            <text:p>94,0%</text:p>
          </table:table-cell>
          <table:table-cell office:value-type="float" office:value="487215" table:style-name="ce13">
            <text:p>487.215</text:p>
          </table:table-cell>
          <table:table-cell office:value-type="float" office:value="480921" table:style-name="ce13">
            <text:p>480.921</text:p>
          </table:table-cell>
          <table:table-cell office:value-type="float" office:value="124116" table:style-name="ce13">
            <text:p>124.116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545864" table:style-name="ce14">
            <text:p>4.545.864</text:p>
          </table:table-cell>
          <table:table-cell office:value-type="percentage" office:value="0.90146366304636016" table:style-name="ce15">
            <text:p>90,1%</text:p>
          </table:table-cell>
          <table:table-cell office:value-type="float" office:value="2023712" table:style-name="ce13">
            <text:p>2.023.712</text:p>
          </table:table-cell>
          <table:table-cell office:value-type="float" office:value="1985979" table:style-name="ce13">
            <text:p>1.985.979</text:p>
          </table:table-cell>
          <table:table-cell office:value-type="float" office:value="765024" table:style-name="ce13">
            <text:p>765.024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47900" table:style-name="ce14">
            <text:p>3.547.900</text:p>
          </table:table-cell>
          <table:table-cell office:value-type="float" office:value="3477620" table:style-name="ce14">
            <text:p>3.477.620</text:p>
          </table:table-cell>
          <table:table-cell office:value-type="percentage" office:value="0.98019109895994816" table:style-name="ce15">
            <text:p>98,0%</text:p>
          </table:table-cell>
          <table:table-cell office:value-type="float" office:value="1638809" table:style-name="ce13">
            <text:p>1.638.809</text:p>
          </table:table-cell>
          <table:table-cell office:value-type="float" office:value="1577285" table:style-name="ce13">
            <text:p>1.577.285</text:p>
          </table:table-cell>
          <table:table-cell office:value-type="float" office:value="433133" table:style-name="ce13">
            <text:p>433.133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354900" table:style-name="ce7">
            <text:p>2.3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714030" table:style-name="ce14">
            <text:p>12.714.030</text:p>
          </table:table-cell>
          <table:table-cell office:value-type="float" office:value="12512686" table:style-name="ce14">
            <text:p>12.512.686</text:p>
          </table:table-cell>
          <table:table-cell office:value-type="percentage" office:value="0.98416363654954409" table:style-name="ce15">
            <text:p>98,4%</text:p>
          </table:table-cell>
          <table:table-cell office:value-type="float" office:value="6109809" table:style-name="ce13">
            <text:p>6.109.809</text:p>
          </table:table-cell>
          <table:table-cell office:value-type="float" office:value="5948349" table:style-name="ce13">
            <text:p>5.948.349</text:p>
          </table:table-cell>
          <table:table-cell office:value-type="float" office:value="1199208" table:style-name="ce13">
            <text:p>1.199.208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470027" table:style-name="ce14">
            <text:p>8.470.027</text:p>
          </table:table-cell>
          <table:table-cell office:value-type="percentage" office:value="0.95416980450846611" table:style-name="ce15">
            <text:p>95,4%</text:p>
          </table:table-cell>
          <table:table-cell office:value-type="float" office:value="4107455" table:style-name="ce13">
            <text:p>4.107.455</text:p>
          </table:table-cell>
          <table:table-cell office:value-type="float" office:value="4044830" table:style-name="ce13">
            <text:p>4.044.830</text:p>
          </table:table-cell>
          <table:table-cell office:value-type="float" office:value="782881" table:style-name="ce13">
            <text:p>782.881</text:p>
          </table:table-cell>
          <table:table-cell office:value-type="date" office:date-value="2021-12-10T00:00:00" table:style-name="ce16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957589" table:style-name="ce14">
            <text:p>1.957.589</text:p>
          </table:table-cell>
          <table:table-cell office:value-type="percentage" office:value="1.0139438784917967" table:style-name="ce15">
            <text:p>101,4%</text:p>
          </table:table-cell>
          <table:table-cell office:value-type="float" office:value="903018" table:style-name="ce13">
            <text:p>903.018</text:p>
          </table:table-cell>
          <table:table-cell office:value-type="float" office:value="888953" table:style-name="ce13">
            <text:p>888.953</text:p>
          </table:table-cell>
          <table:table-cell office:value-type="float" office:value="256402" table:style-name="ce13">
            <text:p>256.402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45000" table:style-name="ce7">
            <text:p>64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215679" table:style-name="ce14">
            <text:p>5.215.679</text:p>
          </table:table-cell>
          <table:table-cell office:value-type="float" office:value="5364349" table:style-name="ce14">
            <text:p>5.364.349</text:p>
          </table:table-cell>
          <table:table-cell office:value-type="percentage" office:value="1.0285044382524309" table:style-name="ce15">
            <text:p>102,9%</text:p>
          </table:table-cell>
          <table:table-cell office:value-type="float" office:value="2324711" table:style-name="ce13">
            <text:p>2.324.7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943836" table:style-name="ce13">
            <text:p>943.836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81305" table:style-name="ce14">
            <text:p>581.305</text:p>
          </table:table-cell>
          <table:table-cell office:value-type="float" office:value="561478" table:style-name="ce14">
            <text:p>561.478</text:p>
          </table:table-cell>
          <table:table-cell office:value-type="percentage" office:value="0.96589225965715075" table:style-name="ce15">
            <text:p>96,6%</text:p>
          </table:table-cell>
          <table:table-cell office:value-type="float" office:value="262970" table:style-name="ce13">
            <text:p>262.970</text:p>
          </table:table-cell>
          <table:table-cell office:value-type="float" office:value="257861" table:style-name="ce13">
            <text:p>257.861</text:p>
          </table:table-cell>
          <table:table-cell office:value-type="float" office:value="75673" table:style-name="ce13">
            <text:p>75.673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592885" table:style-name="ce14">
            <text:p>11.592.885</text:p>
          </table:table-cell>
          <table:table-cell office:value-type="float" office:value="11110703" table:style-name="ce14">
            <text:p>11.110.703</text:p>
          </table:table-cell>
          <table:table-cell office:value-type="percentage" office:value="0.95840707468417052" table:style-name="ce15">
            <text:p>95,8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089781" table:style-name="ce13">
            <text:p>1.089.781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511873" table:style-name="ce14">
            <text:p>2.511.873</text:p>
          </table:table-cell>
          <table:table-cell office:value-type="percentage" office:value="1.0018738221304855" table:style-name="ce15">
            <text:p>100,2%</text:p>
          </table:table-cell>
          <table:table-cell office:value-type="float" office:value="1208091" table:style-name="ce13">
            <text:p>1.208.091</text:p>
          </table:table-cell>
          <table:table-cell office:value-type="float" office:value="1177375" table:style-name="ce13">
            <text:p>1.177.375</text:p>
          </table:table-cell>
          <table:table-cell office:value-type="float" office:value="256129" table:style-name="ce13">
            <text:p>256.129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66500" table:style-name="ce7">
            <text:p>16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31375" table:style-name="ce14">
            <text:p>1.131.375</text:p>
          </table:table-cell>
          <table:table-cell office:value-type="float" office:value="1139120" table:style-name="ce14">
            <text:p>1.139.120</text:p>
          </table:table-cell>
          <table:table-cell office:value-type="percentage" office:value="1.0068456524140978" table:style-name="ce15">
            <text:p>100,7%</text:p>
          </table:table-cell>
          <table:table-cell office:value-type="float" office:value="534130" table:style-name="ce13">
            <text:p>534.130</text:p>
          </table:table-cell>
          <table:table-cell office:value-type="float" office:value="525230" table:style-name="ce13">
            <text:p>525.230</text:p>
          </table:table-cell>
          <table:table-cell office:value-type="float" office:value="148458" table:style-name="ce13">
            <text:p>148.458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1320" table:style-name="ce14">
            <text:p>4.031.320</text:p>
          </table:table-cell>
          <table:table-cell office:value-type="float" office:value="3901622" table:style-name="ce14">
            <text:p>3.901.622</text:p>
          </table:table-cell>
          <table:table-cell office:value-type="percentage" office:value="0.96782741136898087" table:style-name="ce15">
            <text:p>96,8%</text:p>
          </table:table-cell>
          <table:table-cell office:value-type="float" office:value="1831959" table:style-name="ce13">
            <text:p>1.831.959</text:p>
          </table:table-cell>
          <table:table-cell office:value-type="float" office:value="1795818" table:style-name="ce13">
            <text:p>1.795.818</text:p>
          </table:table-cell>
          <table:table-cell office:value-type="float" office:value="512501" table:style-name="ce13">
            <text:p>512.501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6977" table:style-name="ce14">
            <text:p>126.977</text:p>
          </table:table-cell>
          <table:table-cell office:value-type="percentage" office:value="0.89278959395324309" table:style-name="ce15">
            <text:p>89,3%</text:p>
          </table:table-cell>
          <table:table-cell office:value-type="float" office:value="63477" table:style-name="ce13">
            <text:p>63.477</text:p>
          </table:table-cell>
          <table:table-cell office:value-type="float" office:value="60856" table:style-name="ce13">
            <text:p>60.856</text:p>
          </table:table-cell>
          <table:table-cell office:value-type="float" office:value="10734" table:style-name="ce13">
            <text:p>10.734</text:p>
          </table:table-cell>
          <table:table-cell office:value-type="date" office:date-value="2021-12-13T00:00:00" table:style-name="ce16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9110" table:style-name="ce14">
            <text:p>119.110</text:p>
          </table:table-cell>
          <table:table-cell office:value-type="percentage" office:value="0.84415308291991498" table:style-name="ce15">
            <text:p>84,4%</text:p>
          </table:table-cell>
          <table:table-cell office:value-type="float" office:value="60680" table:style-name="ce13">
            <text:p>60.680</text:p>
          </table:table-cell>
          <table:table-cell office:value-type="float" office:value="57920" table:style-name="ce13">
            <text:p>57.920</text:p>
          </table:table-cell>
          <table:table-cell office:value-type="float" office:value="11127" table:style-name="ce13">
            <text:p>11.127</text:p>
          </table:table-cell>
          <table:table-cell office:value-type="date" office:date-value="2021-12-13T00:00:00" table:style-name="ce17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7275" table:style-name="ce14">
            <text:p>207.275</text:p>
          </table:table-cell>
          <table:table-cell office:value-type="percentage" office:value="0.97661587463131017" table:style-name="ce15">
            <text:p>97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29675" table:style-name="ce13">
            <text:p>29.675</text:p>
          </table:table-cell>
          <table:table-cell office:value-type="date" office:date-value="2021-12-13T00:00:00" table:style-name="ce17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700" table:style-name="ce7">
            <text:p>5.700</text:p>
          </table:table-cell>
          <table:table-cell office:value-type="float" office:value="0" table:style-name="ce7">
            <text:p>0</text:p>
          </table:table-cell>
          <table:table-cell office:value-type="float" office:value="4410" table:style-name="ce13">
            <text:p>4.410</text:p>
          </table:table-cell>
          <table:table-cell office:value-type="float" office:value="10110" table:style-name="ce14">
            <text:p>10.110</text:p>
          </table:table-cell>
          <table:table-cell office:value-type="float" office:value="7931" table:style-name="ce14">
            <text:p>7.931</text:p>
          </table:table-cell>
          <table:table-cell office:value-type="percentage" office:value="0.78447082096933729" table:style-name="ce15">
            <text:p>78,4%</text:p>
          </table:table-cell>
          <table:table-cell office:value-type="float" office:value="6085" table:style-name="ce13">
            <text:p>6.085</text:p>
          </table:table-cell>
          <table:table-cell office:value-type="float" office:value="5749" table:style-name="ce13">
            <text:p>5.749</text:p>
          </table:table-cell>
          <table:table-cell office:value-type="float" office:value="11" table:style-name="ce13">
            <text:p>11</text:p>
          </table:table-cell>
          <table:table-cell office:value-type="date" office:date-value="2021-12-13T00:00:00" table:style-name="ce17">
            <text:p>1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926729" table:style-name="ce19">
            <text:p>58.926.729</text:p>
          </table:table-cell>
          <table:table-cell office:value-type="float" office:value="13159430" table:style-name="ce20">
            <text:p>13.159.43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25" table:style-name="ce22">
            <text:p>2.150.625</text:p>
          </table:table-cell>
          <table:table-cell office:value-type="float" office:value="83287904" table:style-name="ce23">
            <text:p>83.287.904</text:p>
          </table:table-cell>
          <table:table-cell office:value-type="float" office:value="81104962" table:style-name="ce23">
            <text:p>81.104.962</text:p>
          </table:table-cell>
          <table:table-cell office:value-type="percentage" office:value="0.97379040778838666" table:style-name="ce24">
            <text:p>97,4%</text:p>
          </table:table-cell>
          <table:table-cell office:value-type="float" office:value="38541413" table:style-name="ce23">
            <text:p>38.541.413</text:p>
          </table:table-cell>
          <table:table-cell office:value-type="float" office:value="37742102" table:style-name="ce23">
            <text:p>37.742.102</text:p>
          </table:table-cell>
          <table:table-cell office:value-type="float" office:value="9210940" table:style-name="ce23">
            <text:p>9.210.94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19341" table:style-name="ce31">
            <text:p>6.919.341</text:p>
          </table:table-cell>
          <table:table-cell office:value-type="percentage" office:value="0.92852445157156327" table:style-name="ce32">
            <text:p>92,9%</text:p>
          </table:table-cell>
          <table:table-cell office:value-type="float" office:value="6808047" table:style-name="ce31">
            <text:p>6.808.047</text:p>
          </table:table-cell>
          <table:table-cell office:value-type="percentage" office:value="0.91358961885942991" table:style-name="ce32">
            <text:p>91,4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8946" table:style-name="ce31">
            <text:p>1.078.946</text:p>
          </table:table-cell>
          <table:table-cell office:value-type="percentage" office:value="0.91040000540023325" table:style-name="ce32">
            <text:p>91,0%</text:p>
          </table:table-cell>
          <table:table-cell office:value-type="float" office:value="1057768" table:style-name="ce31">
            <text:p>1.057.768</text:p>
          </table:table-cell>
          <table:table-cell office:value-type="percentage" office:value="0.89253029615216506" table:style-name="ce32">
            <text:p>89,3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797" table:style-name="ce31">
            <text:p>876.797</text:p>
          </table:table-cell>
          <table:table-cell office:value-type="percentage" office:value="0.93882819535145678" table:style-name="ce32">
            <text:p>93,9%</text:p>
          </table:table-cell>
          <table:table-cell office:value-type="float" office:value="868156" table:style-name="ce31">
            <text:p>868.156</text:p>
          </table:table-cell>
          <table:table-cell office:value-type="percentage" office:value="0.9295758662079584" table:style-name="ce32">
            <text:p>93,0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6835" table:style-name="ce31">
            <text:p>876.835</text:p>
          </table:table-cell>
          <table:table-cell office:value-type="percentage" office:value="0.84729245400616693" table:style-name="ce32">
            <text:p>84,7%</text:p>
          </table:table-cell>
          <table:table-cell office:value-type="float" office:value="856526" table:style-name="ce31">
            <text:p>856.526</text:p>
          </table:table-cell>
          <table:table-cell office:value-type="percentage" office:value="0.82766770995693162" table:style-name="ce32">
            <text:p>82,8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1384" table:style-name="ce31">
            <text:p>1.701.384</text:p>
          </table:table-cell>
          <table:table-cell office:value-type="percentage" office:value="0.86771040415672585" table:style-name="ce32">
            <text:p>86,8%</text:p>
          </table:table-cell>
          <table:table-cell office:value-type="float" office:value="1655293" table:style-name="ce31">
            <text:p>1.655.293</text:p>
          </table:table-cell>
          <table:table-cell office:value-type="percentage" office:value="0.8442038705123589" table:style-name="ce32">
            <text:p>84,4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7215" table:style-name="ce31">
            <text:p>487.215</text:p>
          </table:table-cell>
          <table:table-cell office:value-type="percentage" office:value="0.92957432072760993" table:style-name="ce32">
            <text:p>93,0%</text:p>
          </table:table-cell>
          <table:table-cell office:value-type="float" office:value="480921" table:style-name="ce31">
            <text:p>480.921</text:p>
          </table:table-cell>
          <table:table-cell office:value-type="percentage" office:value="0.9175657808126656" table:style-name="ce32">
            <text:p>91,8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3712" table:style-name="ce31">
            <text:p>2.023.712</text:p>
          </table:table-cell>
          <table:table-cell office:value-type="percentage" office:value="0.92990658714772589" table:style-name="ce32">
            <text:p>93,0%</text:p>
          </table:table-cell>
          <table:table-cell office:value-type="float" office:value="1985979" table:style-name="ce31">
            <text:p>1.985.979</text:p>
          </table:table-cell>
          <table:table-cell office:value-type="percentage" office:value="0.91256806998083406" table:style-name="ce32">
            <text:p>91,3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8809" table:style-name="ce31">
            <text:p>1.638.809</text:p>
          </table:table-cell>
          <table:table-cell office:value-type="percentage" office:value="0.9060280276694177" table:style-name="ce32">
            <text:p>90,6%</text:p>
          </table:table-cell>
          <table:table-cell office:value-type="float" office:value="1577285" table:style-name="ce31">
            <text:p>1.577.285</text:p>
          </table:table-cell>
          <table:table-cell office:value-type="percentage" office:value="0.87201401604613926" table:style-name="ce32">
            <text:p>87,2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09809" table:style-name="ce31">
            <text:p>6.109.809</text:p>
          </table:table-cell>
          <table:table-cell office:value-type="percentage" office:value="0.88955864282012009" table:style-name="ce32">
            <text:p>89,0%</text:p>
          </table:table-cell>
          <table:table-cell office:value-type="float" office:value="5948349" table:style-name="ce31">
            <text:p>5.948.349</text:p>
          </table:table-cell>
          <table:table-cell office:value-type="percentage" office:value="0.86605084765504425" table:style-name="ce32">
            <text:p>86,6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07455" table:style-name="ce31">
            <text:p>4.107.455</text:p>
          </table:table-cell>
          <table:table-cell office:value-type="percentage" office:value="0.91511474205289611" table:style-name="ce32">
            <text:p>91,5%</text:p>
          </table:table-cell>
          <table:table-cell office:value-type="float" office:value="4044830" table:style-name="ce31">
            <text:p>4.044.830</text:p>
          </table:table-cell>
          <table:table-cell office:value-type="percentage" office:value="0.90116229200266729" table:style-name="ce32">
            <text:p>90,1%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018" table:style-name="ce31">
            <text:p>903.018</text:p>
          </table:table-cell>
          <table:table-cell office:value-type="percentage" office:value="0.94711868744342831" table:style-name="ce32">
            <text:p>94,7%</text:p>
          </table:table-cell>
          <table:table-cell office:value-type="float" office:value="888953" table:style-name="ce31">
            <text:p>888.953</text:p>
          </table:table-cell>
          <table:table-cell office:value-type="percentage" office:value="0.93236679507927633" table:style-name="ce32">
            <text:p>93,2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970" table:style-name="ce31">
            <text:p>262.970</text:p>
          </table:table-cell>
          <table:table-cell office:value-type="percentage" office:value="0.92604852625277323" table:style-name="ce32">
            <text:p>92,6%</text:p>
          </table:table-cell>
          <table:table-cell office:value-type="float" office:value="257861" table:style-name="ce31">
            <text:p>257.861</text:p>
          </table:table-cell>
          <table:table-cell office:value-type="percentage" office:value="0.90805718913969791" table:style-name="ce32">
            <text:p>90,8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8091" table:style-name="ce31">
            <text:p>1.208.091</text:p>
          </table:table-cell>
          <table:table-cell office:value-type="percentage" office:value="0.92211043577885365" table:style-name="ce32">
            <text:p>92,2%</text:p>
          </table:table-cell>
          <table:table-cell office:value-type="float" office:value="1177375" table:style-name="ce31">
            <text:p>1.177.375</text:p>
          </table:table-cell>
          <table:table-cell office:value-type="percentage" office:value="0.89866555940332959" table:style-name="ce32">
            <text:p>89,9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130" table:style-name="ce31">
            <text:p>534.130</text:p>
          </table:table-cell>
          <table:table-cell office:value-type="percentage" office:value="0.91876894284721533" table:style-name="ce32">
            <text:p>91,9%</text:p>
          </table:table-cell>
          <table:table-cell office:value-type="float" office:value="525230" table:style-name="ce31">
            <text:p>525.230</text:p>
          </table:table-cell>
          <table:table-cell office:value-type="percentage" office:value="0.9034598540648211" table:style-name="ce32">
            <text:p>90,3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1959" table:style-name="ce31">
            <text:p>1.831.959</text:p>
          </table:table-cell>
          <table:table-cell office:value-type="percentage" office:value="0.92339296038243035" table:style-name="ce32">
            <text:p>92,3%</text:p>
          </table:table-cell>
          <table:table-cell office:value-type="float" office:value="1795818" table:style-name="ce31">
            <text:p>1.795.818</text:p>
          </table:table-cell>
          <table:table-cell office:value-type="percentage" office:value="0.90517620717933933" table:style-name="ce32">
            <text:p>90,5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477" table:style-name="ce31">
            <text:p>63.477</text:p>
          </table:table-cell>
          <table:table-cell office:value-type="percentage" office:value="0.89448319594166137" table:style-name="ce32">
            <text:p>89,4%</text:p>
          </table:table-cell>
          <table:table-cell office:value-type="float" office:value="60856" table:style-name="ce31">
            <text:p>60.856</text:p>
          </table:table-cell>
          <table:table-cell office:value-type="percentage" office:value="0.85754949623053622" table:style-name="ce32">
            <text:p>85,8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680" table:style-name="ce31">
            <text:p>60.680</text:p>
          </table:table-cell>
          <table:table-cell office:value-type="percentage" office:value="0.85552751420474571" table:style-name="ce32">
            <text:p>85,6%</text:p>
          </table:table-cell>
          <table:table-cell office:value-type="float" office:value="57920" table:style-name="ce31">
            <text:p>57.920</text:p>
          </table:table-cell>
          <table:table-cell office:value-type="percentage" office:value="0.81661426537143822" table:style-name="ce32">
            <text:p>81,7%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085" table:style-name="ce31">
            <text:p>6.085</text:p>
          </table:table-cell>
          <table:table-cell office:value-type="string" table:style-name="ce32">
            <text:p>-</text:p>
          </table:table-cell>
          <table:table-cell office:value-type="float" office:value="5749" table:style-name="ce31">
            <text:p>5.749</text:p>
          </table:table-cell>
          <table:table-cell office:value-type="string" table:style-name="ce32">
            <text:p>-</text:p>
          </table:table-cell>
          <table:table-cell office:value-type="date" office:date-value="2021-12-13T00:00:00" table:style-name="ce33">
            <text:p>1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541413" table:style-name="ce34">
            <text:p>38.541.413</text:p>
          </table:table-cell>
          <table:table-cell office:value-type="percentage" office:value="0.91504205371023961" table:style-name="ce24">
            <text:p>91,5%</text:p>
          </table:table-cell>
          <table:table-cell office:value-type="float" office:value="37742102" table:style-name="ce34">
            <text:p>37.742.102</text:p>
          </table:table-cell>
          <table:table-cell office:value-type="percentage" office:value="0.89606498146348035" table:style-name="ce24">
            <text:p>89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467" table:style-name="ce43">
            <text:p>434.467</text:p>
          </table:table-cell>
          <table:table-cell office:value-type="percentage" office:value="1" table:style-name="ce44">
            <text:p>100,0%</text:p>
          </table:table-cell>
          <table:table-cell office:value-type="float" office:value="654870" table:style-name="ce43">
            <text:p>654.870</text:p>
          </table:table-cell>
          <table:table-cell office:value-type="percentage" office:value="1" table:style-name="ce44">
            <text:p>100,0%</text:p>
          </table:table-cell>
          <table:table-cell office:value-type="float" office:value="932778" table:style-name="ce43">
            <text:p>932.778</text:p>
          </table:table-cell>
          <table:table-cell office:value-type="percentage" office:value="1" table:style-name="ce44">
            <text:p>100,0%</text:p>
          </table:table-cell>
          <table:table-cell office:value-type="float" office:value="1221372" table:style-name="ce43">
            <text:p>1.221.372</text:p>
          </table:table-cell>
          <table:table-cell office:value-type="percentage" office:value="0.96549543446314334" table:style-name="ce44">
            <text:p>96,5%</text:p>
          </table:table-cell>
          <table:table-cell office:value-type="float" office:value="1261508" table:style-name="ce43">
            <text:p>1.261.508</text:p>
          </table:table-cell>
          <table:table-cell office:value-type="percentage" office:value="0.91076113590650298" table:style-name="ce44">
            <text:p>91,1%</text:p>
          </table:table-cell>
          <table:table-cell office:value-type="float" office:value="944987" table:style-name="ce43">
            <text:p>944.987</text:p>
          </table:table-cell>
          <table:table-cell office:value-type="percentage" office:value="0.82877820625372189" table:style-name="ce44">
            <text:p>82,9%</text:p>
          </table:table-cell>
          <table:table-cell office:value-type="float" office:value="783505" table:style-name="ce43">
            <text:p>783.505</text:p>
          </table:table-cell>
          <table:table-cell office:value-type="percentage" office:value="0.84368323800006895" table:style-name="ce44">
            <text:p>84,4%</text:p>
          </table:table-cell>
          <table:table-cell office:value-type="float" office:value="685854" table:style-name="ce43">
            <text:p>685.854</text:p>
          </table:table-cell>
          <table:table-cell office:value-type="percentage" office:value="0.91094119194004042" table:style-name="ce44">
            <text:p>91,1%</text:p>
          </table:table-cell>
          <table:table-cell office:value-type="float" office:value="6919341" table:style-name="ce43">
            <text:p>6.919.34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852445157156327" table:style-name="ce44">
            <text:p>92,9%</text:p>
          </table:table-cell>
          <table:table-cell office:value-type="percentage" office:value="0.81746278624702884" table:style-name="ce44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00" table:style-name="ce46">
            <text:p>101.500</text:p>
          </table:table-cell>
          <table:table-cell office:value-type="percentage" office:value="1" table:style-name="ce47">
            <text:p>100,0%</text:p>
          </table:table-cell>
          <table:table-cell office:value-type="float" office:value="119547" table:style-name="ce46">
            <text:p>119.547</text:p>
          </table:table-cell>
          <table:table-cell office:value-type="percentage" office:value="1" table:style-name="ce47">
            <text:p>100,0%</text:p>
          </table:table-cell>
          <table:table-cell office:value-type="float" office:value="155183" table:style-name="ce46">
            <text:p>155.183</text:p>
          </table:table-cell>
          <table:table-cell office:value-type="percentage" office:value="0.99242806986128784" table:style-name="ce47">
            <text:p>99,2%</text:p>
          </table:table-cell>
          <table:table-cell office:value-type="float" office:value="187060" table:style-name="ce46">
            <text:p>187.060</text:p>
          </table:table-cell>
          <table:table-cell office:value-type="percentage" office:value="0.94347997135161854" table:style-name="ce47">
            <text:p>94,3%</text:p>
          </table:table-cell>
          <table:table-cell office:value-type="float" office:value="189838" table:style-name="ce46">
            <text:p>189.838</text:p>
          </table:table-cell>
          <table:table-cell office:value-type="percentage" office:value="0.88320159298046463" table:style-name="ce47">
            <text:p>88,3%</text:p>
          </table:table-cell>
          <table:table-cell office:value-type="float" office:value="128538" table:style-name="ce46">
            <text:p>128.538</text:p>
          </table:table-cell>
          <table:table-cell office:value-type="percentage" office:value="0.78240385668894485" table:style-name="ce47">
            <text:p>78,2%</text:p>
          </table:table-cell>
          <table:table-cell office:value-type="float" office:value="107015" table:style-name="ce46">
            <text:p>107.015</text:p>
          </table:table-cell>
          <table:table-cell office:value-type="percentage" office:value="0.82066088450241947" table:style-name="ce47">
            <text:p>82,1%</text:p>
          </table:table-cell>
          <table:table-cell office:value-type="float" office:value="90265" table:style-name="ce46">
            <text:p>90.265</text:p>
          </table:table-cell>
          <table:table-cell office:value-type="percentage" office:value="0.87543279442143751" table:style-name="ce47">
            <text:p>87,5%</text:p>
          </table:table-cell>
          <table:table-cell office:value-type="float" office:value="1078946" table:style-name="ce46">
            <text:p>1.078.94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040000540023325" table:style-name="ce47">
            <text:p>91,0%</text:p>
          </table:table-cell>
          <table:table-cell office:value-type="percentage" office:value="0.81160922557772697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47" table:style-name="ce46">
            <text:p>89.047</text:p>
          </table:table-cell>
          <table:table-cell office:value-type="percentage" office:value="1" table:style-name="ce47">
            <text:p>100,0%</text:p>
          </table:table-cell>
          <table:table-cell office:value-type="float" office:value="114484" table:style-name="ce46">
            <text:p>114.484</text:p>
          </table:table-cell>
          <table:table-cell office:value-type="percentage" office:value="1" table:style-name="ce47">
            <text:p>100,0%</text:p>
          </table:table-cell>
          <table:table-cell office:value-type="float" office:value="148513" table:style-name="ce46">
            <text:p>148.513</text:p>
          </table:table-cell>
          <table:table-cell office:value-type="percentage" office:value="0.99238900916793626" table:style-name="ce47">
            <text:p>99,2%</text:p>
          </table:table-cell>
          <table:table-cell office:value-type="float" office:value="153563" table:style-name="ce46">
            <text:p>153.563</text:p>
          </table:table-cell>
          <table:table-cell office:value-type="percentage" office:value="0.94416059516124073" table:style-name="ce47">
            <text:p>94,4%</text:p>
          </table:table-cell>
          <table:table-cell office:value-type="float" office:value="151268" table:style-name="ce46">
            <text:p>151.268</text:p>
          </table:table-cell>
          <table:table-cell office:value-type="percentage" office:value="0.90583437629122177" table:style-name="ce47">
            <text:p>90,6%</text:p>
          </table:table-cell>
          <table:table-cell office:value-type="float" office:value="91665" table:style-name="ce46">
            <text:p>91.665</text:p>
          </table:table-cell>
          <table:table-cell office:value-type="percentage" office:value="0.80091043328586031" table:style-name="ce47">
            <text:p>80,1%</text:p>
          </table:table-cell>
          <table:table-cell office:value-type="float" office:value="67286" table:style-name="ce46">
            <text:p>67.286</text:p>
          </table:table-cell>
          <table:table-cell office:value-type="percentage" office:value="0.85052647545853299" table:style-name="ce47">
            <text:p>85,1%</text:p>
          </table:table-cell>
          <table:table-cell office:value-type="float" office:value="60971" table:style-name="ce46">
            <text:p>60.971</text:p>
          </table:table-cell>
          <table:table-cell office:value-type="percentage" office:value="0.95267187499999995" table:style-name="ce47">
            <text:p>95,3%</text:p>
          </table:table-cell>
          <table:table-cell office:value-type="float" office:value="876797" table:style-name="ce46">
            <text:p>876.79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82819535145678" table:style-name="ce47">
            <text:p>93,9%</text:p>
          </table:table-cell>
          <table:table-cell office:value-type="percentage" office:value="0.86063090900524541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65" table:style-name="ce46">
            <text:p>51.665</text:p>
          </table:table-cell>
          <table:table-cell office:value-type="percentage" office:value="1" table:style-name="ce47">
            <text:p>100,0%</text:p>
          </table:table-cell>
          <table:table-cell office:value-type="float" office:value="79595" table:style-name="ce46">
            <text:p>79.595</text:p>
          </table:table-cell>
          <table:table-cell office:value-type="percentage" office:value="0.98856127974564056" table:style-name="ce47">
            <text:p>98,9%</text:p>
          </table:table-cell>
          <table:table-cell office:value-type="float" office:value="111259" table:style-name="ce46">
            <text:p>111.259</text:p>
          </table:table-cell>
          <table:table-cell office:value-type="percentage" office:value="0.9490578430619887" table:style-name="ce47">
            <text:p>94,9%</text:p>
          </table:table-cell>
          <table:table-cell office:value-type="float" office:value="152015" table:style-name="ce46">
            <text:p>152.015</text:p>
          </table:table-cell>
          <table:table-cell office:value-type="percentage" office:value="0.91687424983564236" table:style-name="ce47">
            <text:p>91,7%</text:p>
          </table:table-cell>
          <table:table-cell office:value-type="float" office:value="171164" table:style-name="ce46">
            <text:p>171.164</text:p>
          </table:table-cell>
          <table:table-cell office:value-type="percentage" office:value="0.8302000271617872" table:style-name="ce47">
            <text:p>83,0%</text:p>
          </table:table-cell>
          <table:table-cell office:value-type="float" office:value="131730" table:style-name="ce46">
            <text:p>131.730</text:p>
          </table:table-cell>
          <table:table-cell office:value-type="percentage" office:value="0.72304829653048786" table:style-name="ce47">
            <text:p>72,3%</text:p>
          </table:table-cell>
          <table:table-cell office:value-type="float" office:value="101408" table:style-name="ce46">
            <text:p>101.408</text:p>
          </table:table-cell>
          <table:table-cell office:value-type="percentage" office:value="0.73514955561032902" table:style-name="ce47">
            <text:p>73,5%</text:p>
          </table:table-cell>
          <table:table-cell office:value-type="float" office:value="77999" table:style-name="ce46">
            <text:p>77.999</text:p>
          </table:table-cell>
          <table:table-cell office:value-type="percentage" office:value="0.8169145370758274" table:style-name="ce47">
            <text:p>81,7%</text:p>
          </table:table-cell>
          <table:table-cell office:value-type="float" office:value="876835" table:style-name="ce46">
            <text:p>876.83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729245400616693" table:style-name="ce47">
            <text:p>84,7%</text:p>
          </table:table-cell>
          <table:table-cell office:value-type="percentage" office:value="0.74844457267040132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754" table:style-name="ce46">
            <text:p>93.754</text:p>
          </table:table-cell>
          <table:table-cell office:value-type="percentage" office:value="1" table:style-name="ce47">
            <text:p>100,0%</text:p>
          </table:table-cell>
          <table:table-cell office:value-type="float" office:value="153175" table:style-name="ce46">
            <text:p>153.175</text:p>
          </table:table-cell>
          <table:table-cell office:value-type="percentage" office:value="0.99122506163811797" table:style-name="ce47">
            <text:p>99,1%</text:p>
          </table:table-cell>
          <table:table-cell office:value-type="float" office:value="226293" table:style-name="ce46">
            <text:p>226.293</text:p>
          </table:table-cell>
          <table:table-cell office:value-type="percentage" office:value="0.96257209943341326" table:style-name="ce47">
            <text:p>96,3%</text:p>
          </table:table-cell>
          <table:table-cell office:value-type="float" office:value="322630" table:style-name="ce46">
            <text:p>322.630</text:p>
          </table:table-cell>
          <table:table-cell office:value-type="percentage" office:value="0.92045350801113801" table:style-name="ce47">
            <text:p>92,0%</text:p>
          </table:table-cell>
          <table:table-cell office:value-type="float" office:value="320761" table:style-name="ce46">
            <text:p>320.761</text:p>
          </table:table-cell>
          <table:table-cell office:value-type="percentage" office:value="0.82686557160680962" table:style-name="ce47">
            <text:p>82,7%</text:p>
          </table:table-cell>
          <table:table-cell office:value-type="float" office:value="233530" table:style-name="ce46">
            <text:p>233.530</text:p>
          </table:table-cell>
          <table:table-cell office:value-type="percentage" office:value="0.75105971042086106" table:style-name="ce47">
            <text:p>75,1%</text:p>
          </table:table-cell>
          <table:table-cell office:value-type="float" office:value="192873" table:style-name="ce46">
            <text:p>192.873</text:p>
          </table:table-cell>
          <table:table-cell office:value-type="percentage" office:value="0.76613518280184945" table:style-name="ce47">
            <text:p>76,6%</text:p>
          </table:table-cell>
          <table:table-cell office:value-type="float" office:value="158368" table:style-name="ce46">
            <text:p>158.368</text:p>
          </table:table-cell>
          <table:table-cell office:value-type="percentage" office:value="0.88081558646696001" table:style-name="ce47">
            <text:p>88,1%</text:p>
          </table:table-cell>
          <table:table-cell office:value-type="float" office:value="1701384" table:style-name="ce46">
            <text:p>1.701.38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771040415672585" table:style-name="ce47">
            <text:p>86,8%</text:p>
          </table:table-cell>
          <table:table-cell office:value-type="percentage" office:value="0.78190327727817521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85" table:style-name="ce46">
            <text:p>42.485</text:p>
          </table:table-cell>
          <table:table-cell office:value-type="percentage" office:value="1" table:style-name="ce47">
            <text:p>100,0%</text:p>
          </table:table-cell>
          <table:table-cell office:value-type="float" office:value="56077" table:style-name="ce46">
            <text:p>56.077</text:p>
          </table:table-cell>
          <table:table-cell office:value-type="percentage" office:value="1" table:style-name="ce47">
            <text:p>100,0%</text:p>
          </table:table-cell>
          <table:table-cell office:value-type="float" office:value="76914" table:style-name="ce46">
            <text:p>76.914</text:p>
          </table:table-cell>
          <table:table-cell office:value-type="percentage" office:value="0.99442756480703343" table:style-name="ce47">
            <text:p>99,4%</text:p>
          </table:table-cell>
          <table:table-cell office:value-type="float" office:value="84689" table:style-name="ce46">
            <text:p>84.689</text:p>
          </table:table-cell>
          <table:table-cell office:value-type="percentage" office:value="0.94136543506291404" table:style-name="ce47">
            <text:p>94,1%</text:p>
          </table:table-cell>
          <table:table-cell office:value-type="float" office:value="88649" table:style-name="ce46">
            <text:p>88.649</text:p>
          </table:table-cell>
          <table:table-cell office:value-type="percentage" office:value="0.90671889862839961" table:style-name="ce47">
            <text:p>90,7%</text:p>
          </table:table-cell>
          <table:table-cell office:value-type="float" office:value="55583" table:style-name="ce46">
            <text:p>55.583</text:p>
          </table:table-cell>
          <table:table-cell office:value-type="percentage" office:value="0.78871340797184741" table:style-name="ce47">
            <text:p>78,9%</text:p>
          </table:table-cell>
          <table:table-cell office:value-type="float" office:value="42150" table:style-name="ce46">
            <text:p>42.150</text:p>
          </table:table-cell>
          <table:table-cell office:value-type="percentage" office:value="0.83457083457083459" table:style-name="ce47">
            <text:p>83,5%</text:p>
          </table:table-cell>
          <table:table-cell office:value-type="float" office:value="40668" table:style-name="ce46">
            <text:p>40.668</text:p>
          </table:table-cell>
          <table:table-cell office:value-type="percentage" office:value="0.92505061074085027" table:style-name="ce47">
            <text:p>92,5%</text:p>
          </table:table-cell>
          <table:table-cell office:value-type="float" office:value="487215" table:style-name="ce46">
            <text:p>487.21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957432072760993" table:style-name="ce47">
            <text:p>93,0%</text:p>
          </table:table-cell>
          <table:table-cell office:value-type="percentage" office:value="0.83583945926008529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796" table:style-name="ce46">
            <text:p>229.796</text:p>
          </table:table-cell>
          <table:table-cell office:value-type="percentage" office:value="1" table:style-name="ce47">
            <text:p>100,0%</text:p>
          </table:table-cell>
          <table:table-cell office:value-type="float" office:value="252001" table:style-name="ce46">
            <text:p>252.001</text:p>
          </table:table-cell>
          <table:table-cell office:value-type="percentage" office:value="1" table:style-name="ce47">
            <text:p>100,0%</text:p>
          </table:table-cell>
          <table:table-cell office:value-type="float" office:value="323208" table:style-name="ce46">
            <text:p>323.208</text:p>
          </table:table-cell>
          <table:table-cell office:value-type="percentage" office:value="1" table:style-name="ce47">
            <text:p>100,0%</text:p>
          </table:table-cell>
          <table:table-cell office:value-type="float" office:value="354863" table:style-name="ce46">
            <text:p>354.863</text:p>
          </table:table-cell>
          <table:table-cell office:value-type="percentage" office:value="0.93097133862399162" table:style-name="ce47">
            <text:p>93,1%</text:p>
          </table:table-cell>
          <table:table-cell office:value-type="float" office:value="323023" table:style-name="ce46">
            <text:p>323.023</text:p>
          </table:table-cell>
          <table:table-cell office:value-type="percentage" office:value="0.88912346375634799" table:style-name="ce47">
            <text:p>88,9%</text:p>
          </table:table-cell>
          <table:table-cell office:value-type="float" office:value="215610" table:style-name="ce46">
            <text:p>215.610</text:p>
          </table:table-cell>
          <table:table-cell office:value-type="percentage" office:value="0.80516687018966848" table:style-name="ce47">
            <text:p>80,5%</text:p>
          </table:table-cell>
          <table:table-cell office:value-type="float" office:value="177022" table:style-name="ce46">
            <text:p>177.022</text:p>
          </table:table-cell>
          <table:table-cell office:value-type="percentage" office:value="0.83894296844639493" table:style-name="ce47">
            <text:p>83,9%</text:p>
          </table:table-cell>
          <table:table-cell office:value-type="float" office:value="148189" table:style-name="ce46">
            <text:p>148.189</text:p>
          </table:table-cell>
          <table:table-cell office:value-type="percentage" office:value="0.89625745424634995" table:style-name="ce47">
            <text:p>89,6%</text:p>
          </table:table-cell>
          <table:table-cell office:value-type="float" office:value="2023712" table:style-name="ce46">
            <text:p>2.023.71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990658714772589" table:style-name="ce47">
            <text:p>93,0%</text:p>
          </table:table-cell>
          <table:table-cell office:value-type="percentage" office:value="0.84500262639472412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16" table:style-name="ce46">
            <text:p>139.116</text:p>
          </table:table-cell>
          <table:table-cell office:value-type="percentage" office:value="1" table:style-name="ce47">
            <text:p>100,0%</text:p>
          </table:table-cell>
          <table:table-cell office:value-type="float" office:value="159457" table:style-name="ce46">
            <text:p>159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24249" table:style-name="ce46">
            <text:p>224.249</text:p>
          </table:table-cell>
          <table:table-cell office:value-type="percentage" office:value="1" table:style-name="ce47">
            <text:p>100,0%</text:p>
          </table:table-cell>
          <table:table-cell office:value-type="float" office:value="288037" table:style-name="ce46">
            <text:p>288.037</text:p>
          </table:table-cell>
          <table:table-cell office:value-type="percentage" office:value="0.93677271219404312" table:style-name="ce47">
            <text:p>93,7%</text:p>
          </table:table-cell>
          <table:table-cell office:value-type="float" office:value="289396" table:style-name="ce46">
            <text:p>289.396</text:p>
          </table:table-cell>
          <table:table-cell office:value-type="percentage" office:value="0.87535276235991588" table:style-name="ce47">
            <text:p>87,5%</text:p>
          </table:table-cell>
          <table:table-cell office:value-type="float" office:value="208698" table:style-name="ce46">
            <text:p>208.698</text:p>
          </table:table-cell>
          <table:table-cell office:value-type="percentage" office:value="0.78487106103399384" table:style-name="ce47">
            <text:p>78,5%</text:p>
          </table:table-cell>
          <table:table-cell office:value-type="float" office:value="176507" table:style-name="ce46">
            <text:p>176.507</text:p>
          </table:table-cell>
          <table:table-cell office:value-type="percentage" office:value="0.80933472114595417" table:style-name="ce47">
            <text:p>80,9%</text:p>
          </table:table-cell>
          <table:table-cell office:value-type="float" office:value="153349" table:style-name="ce46">
            <text:p>153.349</text:p>
          </table:table-cell>
          <table:table-cell office:value-type="percentage" office:value="0.88145793575977749" table:style-name="ce47">
            <text:p>88,1%</text:p>
          </table:table-cell>
          <table:table-cell office:value-type="float" office:value="1638809" table:style-name="ce46">
            <text:p>1.638.80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60280276694177" table:style-name="ce47">
            <text:p>90,6%</text:p>
          </table:table-cell>
          <table:table-cell office:value-type="percentage" office:value="0.801287000280165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838" table:style-name="ce46">
            <text:p>459.838</text:p>
          </table:table-cell>
          <table:table-cell office:value-type="percentage" office:value="1" table:style-name="ce47">
            <text:p>100,0%</text:p>
          </table:table-cell>
          <table:table-cell office:value-type="float" office:value="620149" table:style-name="ce46">
            <text:p>620.149</text:p>
          </table:table-cell>
          <table:table-cell office:value-type="percentage" office:value="0.97616371684201908" table:style-name="ce47">
            <text:p>97,6%</text:p>
          </table:table-cell>
          <table:table-cell office:value-type="float" office:value="804912" table:style-name="ce46">
            <text:p>804.912</text:p>
          </table:table-cell>
          <table:table-cell office:value-type="percentage" office:value="0.96099256910351682" table:style-name="ce47">
            <text:p>96,1%</text:p>
          </table:table-cell>
          <table:table-cell office:value-type="float" office:value="1035825" table:style-name="ce46">
            <text:p>1.035.825</text:p>
          </table:table-cell>
          <table:table-cell office:value-type="percentage" office:value="0.94874883218230777" table:style-name="ce47">
            <text:p>94,9%</text:p>
          </table:table-cell>
          <table:table-cell office:value-type="float" office:value="1149248" table:style-name="ce46">
            <text:p>1.149.248</text:p>
          </table:table-cell>
          <table:table-cell office:value-type="percentage" office:value="0.87278802814494727" table:style-name="ce47">
            <text:p>87,3%</text:p>
          </table:table-cell>
          <table:table-cell office:value-type="float" office:value="808789" table:style-name="ce46">
            <text:p>808.789</text:p>
          </table:table-cell>
          <table:table-cell office:value-type="percentage" office:value="0.7742185914543791" table:style-name="ce47">
            <text:p>77,4%</text:p>
          </table:table-cell>
          <table:table-cell office:value-type="float" office:value="673098" table:style-name="ce46">
            <text:p>673.098</text:p>
          </table:table-cell>
          <table:table-cell office:value-type="percentage" office:value="0.80232437554756919" table:style-name="ce47">
            <text:p>80,2%</text:p>
          </table:table-cell>
          <table:table-cell office:value-type="float" office:value="557950" table:style-name="ce46">
            <text:p>557.950</text:p>
          </table:table-cell>
          <table:table-cell office:value-type="percentage" office:value="0.8503183645601875" table:style-name="ce47">
            <text:p>85,0%</text:p>
          </table:table-cell>
          <table:table-cell office:value-type="float" office:value="6109809" table:style-name="ce46">
            <text:p>6.109.80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955864282012009" table:style-name="ce47">
            <text:p>89,0%</text:p>
          </table:table-cell>
          <table:table-cell office:value-type="percentage" office:value="0.78527414571776366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07" table:style-name="ce46">
            <text:p>297.107</text:p>
          </table:table-cell>
          <table:table-cell office:value-type="percentage" office:value="1" table:style-name="ce47">
            <text:p>100,0%</text:p>
          </table:table-cell>
          <table:table-cell office:value-type="float" office:value="434779" table:style-name="ce46">
            <text:p>434.779</text:p>
          </table:table-cell>
          <table:table-cell office:value-type="percentage" office:value="0.99295896880752388" table:style-name="ce47">
            <text:p>99,3%</text:p>
          </table:table-cell>
          <table:table-cell office:value-type="float" office:value="571463" table:style-name="ce46">
            <text:p>571.463</text:p>
          </table:table-cell>
          <table:table-cell office:value-type="percentage" office:value="0.98404588723119946" table:style-name="ce47">
            <text:p>98,4%</text:p>
          </table:table-cell>
          <table:table-cell office:value-type="float" office:value="717259" table:style-name="ce46">
            <text:p>717.259</text:p>
          </table:table-cell>
          <table:table-cell office:value-type="percentage" office:value="0.95337841969125414" table:style-name="ce47">
            <text:p>95,3%</text:p>
          </table:table-cell>
          <table:table-cell office:value-type="float" office:value="757799" table:style-name="ce46">
            <text:p>757.799</text:p>
          </table:table-cell>
          <table:table-cell office:value-type="percentage" office:value="0.88986575668046053" table:style-name="ce47">
            <text:p>89,0%</text:p>
          </table:table-cell>
          <table:table-cell office:value-type="float" office:value="517982" table:style-name="ce46">
            <text:p>517.982</text:p>
          </table:table-cell>
          <table:table-cell office:value-type="percentage" office:value="0.79841975217299488" table:style-name="ce47">
            <text:p>79,8%</text:p>
          </table:table-cell>
          <table:table-cell office:value-type="float" office:value="433487" table:style-name="ce46">
            <text:p>433.487</text:p>
          </table:table-cell>
          <table:table-cell office:value-type="percentage" office:value="0.83988599683023135" table:style-name="ce47">
            <text:p>84,0%</text:p>
          </table:table-cell>
          <table:table-cell office:value-type="float" office:value="377579" table:style-name="ce46">
            <text:p>377.579</text:p>
          </table:table-cell>
          <table:table-cell office:value-type="percentage" office:value="0.88940265846310396" table:style-name="ce47">
            <text:p>88,9%</text:p>
          </table:table-cell>
          <table:table-cell office:value-type="float" office:value="4107455" table:style-name="ce46">
            <text:p>4.107.45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511474205289611" table:style-name="ce47">
            <text:p>91,5%</text:p>
          </table:table-cell>
          <table:table-cell office:value-type="percentage" office:value="0.81217486697092334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35" table:style-name="ce46">
            <text:p>78.335</text:p>
          </table:table-cell>
          <table:table-cell office:value-type="percentage" office:value="1" table:style-name="ce47">
            <text:p>100,0%</text:p>
          </table:table-cell>
          <table:table-cell office:value-type="float" office:value="96040" table:style-name="ce46">
            <text:p>96.040</text:p>
          </table:table-cell>
          <table:table-cell office:value-type="percentage" office:value="1" table:style-name="ce47">
            <text:p>100,0%</text:p>
          </table:table-cell>
          <table:table-cell office:value-type="float" office:value="133096" table:style-name="ce46">
            <text:p>133.096</text:p>
          </table:table-cell>
          <table:table-cell office:value-type="percentage" office:value="1" table:style-name="ce47">
            <text:p>100,0%</text:p>
          </table:table-cell>
          <table:table-cell office:value-type="float" office:value="161855" table:style-name="ce46">
            <text:p>161.855</text:p>
          </table:table-cell>
          <table:table-cell office:value-type="percentage" office:value="0.95649938540090773" table:style-name="ce47">
            <text:p>95,6%</text:p>
          </table:table-cell>
          <table:table-cell office:value-type="float" office:value="146723" table:style-name="ce46">
            <text:p>146.723</text:p>
          </table:table-cell>
          <table:table-cell office:value-type="percentage" office:value="0.91992802237074744" table:style-name="ce47">
            <text:p>92,0%</text:p>
          </table:table-cell>
          <table:table-cell office:value-type="float" office:value="113859" table:style-name="ce46">
            <text:p>113.859</text:p>
          </table:table-cell>
          <table:table-cell office:value-type="percentage" office:value="0.85301058593486612" table:style-name="ce47">
            <text:p>85,3%</text:p>
          </table:table-cell>
          <table:table-cell office:value-type="float" office:value="94445" table:style-name="ce46">
            <text:p>94.445</text:p>
          </table:table-cell>
          <table:table-cell office:value-type="percentage" office:value="0.83343628662195557" table:style-name="ce47">
            <text:p>83,3%</text:p>
          </table:table-cell>
          <table:table-cell office:value-type="float" office:value="78665" table:style-name="ce46">
            <text:p>78.665</text:p>
          </table:table-cell>
          <table:table-cell office:value-type="percentage" office:value="0.92820058997050148" table:style-name="ce47">
            <text:p>92,8%</text:p>
          </table:table-cell>
          <table:table-cell office:value-type="float" office:value="903018" table:style-name="ce46">
            <text:p>903.01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11868744342831" table:style-name="ce47">
            <text:p>94,7%</text:p>
          </table:table-cell>
          <table:table-cell office:value-type="percentage" office:value="0.84871149741491203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8" table:style-name="ce46">
            <text:p>23.408</text:p>
          </table:table-cell>
          <table:table-cell office:value-type="percentage" office:value="1" table:style-name="ce47">
            <text:p>100,0%</text:p>
          </table:table-cell>
          <table:table-cell office:value-type="float" office:value="28709" table:style-name="ce46">
            <text:p>28.709</text:p>
          </table:table-cell>
          <table:table-cell office:value-type="percentage" office:value="1" table:style-name="ce47">
            <text:p>100,0%</text:p>
          </table:table-cell>
          <table:table-cell office:value-type="float" office:value="38181" table:style-name="ce46">
            <text:p>38.181</text:p>
          </table:table-cell>
          <table:table-cell office:value-type="percentage" office:value="1" table:style-name="ce47">
            <text:p>100,0%</text:p>
          </table:table-cell>
          <table:table-cell office:value-type="float" office:value="45585" table:style-name="ce46">
            <text:p>45.585</text:p>
          </table:table-cell>
          <table:table-cell office:value-type="percentage" office:value="0.95638217522658608" table:style-name="ce47">
            <text:p>95,6%</text:p>
          </table:table-cell>
          <table:table-cell office:value-type="float" office:value="47897" table:style-name="ce46">
            <text:p>47.897</text:p>
          </table:table-cell>
          <table:table-cell office:value-type="percentage" office:value="0.90462160273481029" table:style-name="ce47">
            <text:p>90,5%</text:p>
          </table:table-cell>
          <table:table-cell office:value-type="float" office:value="31746" table:style-name="ce46">
            <text:p>31.746</text:p>
          </table:table-cell>
          <table:table-cell office:value-type="percentage" office:value="0.80739591546071876" table:style-name="ce47">
            <text:p>80,7%</text:p>
          </table:table-cell>
          <table:table-cell office:value-type="float" office:value="24786" table:style-name="ce46">
            <text:p>24.786</text:p>
          </table:table-cell>
          <table:table-cell office:value-type="percentage" office:value="0.8137763477575678" table:style-name="ce47">
            <text:p>81,4%</text:p>
          </table:table-cell>
          <table:table-cell office:value-type="float" office:value="22658" table:style-name="ce46">
            <text:p>22.658</text:p>
          </table:table-cell>
          <table:table-cell office:value-type="percentage" office:value="0.88743537521541593" table:style-name="ce47">
            <text:p>88,7%</text:p>
          </table:table-cell>
          <table:table-cell office:value-type="float" office:value="262970" table:style-name="ce46">
            <text:p>262.970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604852625277323" table:style-name="ce47">
            <text:p>92,6%</text:p>
          </table:table-cell>
          <table:table-cell office:value-type="percentage" office:value="0.82200216308132812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95" table:style-name="ce46">
            <text:p>74.095</text:p>
          </table:table-cell>
          <table:table-cell office:value-type="percentage" office:value="1" table:style-name="ce47">
            <text:p>100,0%</text:p>
          </table:table-cell>
          <table:table-cell office:value-type="float" office:value="103603" table:style-name="ce46">
            <text:p>103.603</text:p>
          </table:table-cell>
          <table:table-cell office:value-type="percentage" office:value="1" table:style-name="ce47">
            <text:p>100,0%</text:p>
          </table:table-cell>
          <table:table-cell office:value-type="float" office:value="149043" table:style-name="ce46">
            <text:p>149.043</text:p>
          </table:table-cell>
          <table:table-cell office:value-type="percentage" office:value="1" table:style-name="ce47">
            <text:p>100,0%</text:p>
          </table:table-cell>
          <table:table-cell office:value-type="float" office:value="208514" table:style-name="ce46">
            <text:p>208.514</text:p>
          </table:table-cell>
          <table:table-cell office:value-type="percentage" office:value="0.97776381438271376" table:style-name="ce47">
            <text:p>97,8%</text:p>
          </table:table-cell>
          <table:table-cell office:value-type="float" office:value="233846" table:style-name="ce46">
            <text:p>233.846</text:p>
          </table:table-cell>
          <table:table-cell office:value-type="percentage" office:value="0.92008482945580883" table:style-name="ce47">
            <text:p>92,0%</text:p>
          </table:table-cell>
          <table:table-cell office:value-type="float" office:value="170537" table:style-name="ce46">
            <text:p>170.537</text:p>
          </table:table-cell>
          <table:table-cell office:value-type="percentage" office:value="0.81595479490725009" table:style-name="ce47">
            <text:p>81,6%</text:p>
          </table:table-cell>
          <table:table-cell office:value-type="float" office:value="144901" table:style-name="ce46">
            <text:p>144.901</text:p>
          </table:table-cell>
          <table:table-cell office:value-type="percentage" office:value="0.84123473131763504" table:style-name="ce47">
            <text:p>84,1%</text:p>
          </table:table-cell>
          <table:table-cell office:value-type="float" office:value="123552" table:style-name="ce46">
            <text:p>123.552</text:p>
          </table:table-cell>
          <table:table-cell office:value-type="percentage" office:value="0.8707344919446911" table:style-name="ce47">
            <text:p>87,1%</text:p>
          </table:table-cell>
          <table:table-cell office:value-type="float" office:value="1208091" table:style-name="ce46">
            <text:p>1.208.09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211043577885365" table:style-name="ce47">
            <text:p>92,2%</text:p>
          </table:table-cell>
          <table:table-cell office:value-type="percentage" office:value="0.7993979822015006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8" table:style-name="ce46">
            <text:p>42.548</text:p>
          </table:table-cell>
          <table:table-cell office:value-type="percentage" office:value="1" table:style-name="ce47">
            <text:p>100,0%</text:p>
          </table:table-cell>
          <table:table-cell office:value-type="float" office:value="55951" table:style-name="ce46">
            <text:p>55.951</text:p>
          </table:table-cell>
          <table:table-cell office:value-type="percentage" office:value="1" table:style-name="ce47">
            <text:p>100,0%</text:p>
          </table:table-cell>
          <table:table-cell office:value-type="float" office:value="72492" table:style-name="ce46">
            <text:p>72.492</text:p>
          </table:table-cell>
          <table:table-cell office:value-type="percentage" office:value="0.98169113265803587" table:style-name="ce47">
            <text:p>98,2%</text:p>
          </table:table-cell>
          <table:table-cell office:value-type="float" office:value="92281" table:style-name="ce46">
            <text:p>92.281</text:p>
          </table:table-cell>
          <table:table-cell office:value-type="percentage" office:value="0.9543611806316834" table:style-name="ce47">
            <text:p>95,4%</text:p>
          </table:table-cell>
          <table:table-cell office:value-type="float" office:value="96074" table:style-name="ce46">
            <text:p>96.074</text:p>
          </table:table-cell>
          <table:table-cell office:value-type="percentage" office:value="0.88955760078517065" table:style-name="ce47">
            <text:p>89,0%</text:p>
          </table:table-cell>
          <table:table-cell office:value-type="float" office:value="65223" table:style-name="ce46">
            <text:p>65.223</text:p>
          </table:table-cell>
          <table:table-cell office:value-type="percentage" office:value="0.80184654725169346" table:style-name="ce47">
            <text:p>80,2%</text:p>
          </table:table-cell>
          <table:table-cell office:value-type="float" office:value="58906" table:style-name="ce46">
            <text:p>58.906</text:p>
          </table:table-cell>
          <table:table-cell office:value-type="percentage" office:value="0.86464984514216092" table:style-name="ce47">
            <text:p>86,5%</text:p>
          </table:table-cell>
          <table:table-cell office:value-type="float" office:value="50655" table:style-name="ce46">
            <text:p>50.655</text:p>
          </table:table-cell>
          <table:table-cell office:value-type="percentage" office:value="0.89832943179399871" table:style-name="ce47">
            <text:p>89,8%</text:p>
          </table:table-cell>
          <table:table-cell office:value-type="float" office:value="534130" table:style-name="ce46">
            <text:p>534.13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876894284721533" table:style-name="ce47">
            <text:p>91,9%</text:p>
          </table:table-cell>
          <table:table-cell office:value-type="percentage" office:value="0.80782278201504243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93" table:style-name="ce46">
            <text:p>164.393</text:p>
          </table:table-cell>
          <table:table-cell office:value-type="percentage" office:value="1" table:style-name="ce47">
            <text:p>100,0%</text:p>
          </table:table-cell>
          <table:table-cell office:value-type="float" office:value="213986" table:style-name="ce46">
            <text:p>213.986</text:p>
          </table:table-cell>
          <table:table-cell office:value-type="percentage" office:value="1" table:style-name="ce47">
            <text:p>100,0%</text:p>
          </table:table-cell>
          <table:table-cell office:value-type="float" office:value="279220" table:style-name="ce46">
            <text:p>279.220</text:p>
          </table:table-cell>
          <table:table-cell office:value-type="percentage" office:value="0.99679064968816822" table:style-name="ce47">
            <text:p>99,7%</text:p>
          </table:table-cell>
          <table:table-cell office:value-type="float" office:value="325125" table:style-name="ce46">
            <text:p>325.125</text:p>
          </table:table-cell>
          <table:table-cell office:value-type="percentage" office:value="0.95631469187621521" table:style-name="ce47">
            <text:p>95,6%</text:p>
          </table:table-cell>
          <table:table-cell office:value-type="float" office:value="322888" table:style-name="ce46">
            <text:p>322.888</text:p>
          </table:table-cell>
          <table:table-cell office:value-type="percentage" office:value="0.8916282139434959" table:style-name="ce47">
            <text:p>89,2%</text:p>
          </table:table-cell>
          <table:table-cell office:value-type="float" office:value="206548" table:style-name="ce46">
            <text:p>206.548</text:p>
          </table:table-cell>
          <table:table-cell office:value-type="percentage" office:value="0.79275973639667929" table:style-name="ce47">
            <text:p>79,3%</text:p>
          </table:table-cell>
          <table:table-cell office:value-type="float" office:value="168639" table:style-name="ce46">
            <text:p>168.639</text:p>
          </table:table-cell>
          <table:table-cell office:value-type="percentage" office:value="0.83677692101580869" table:style-name="ce47">
            <text:p>83,7%</text:p>
          </table:table-cell>
          <table:table-cell office:value-type="float" office:value="151160" table:style-name="ce46">
            <text:p>151.160</text:p>
          </table:table-cell>
          <table:table-cell office:value-type="percentage" office:value="0.89652800018979162" table:style-name="ce47">
            <text:p>89,7%</text:p>
          </table:table-cell>
          <table:table-cell office:value-type="float" office:value="1831959" table:style-name="ce46">
            <text:p>1.831.95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339296038243035" table:style-name="ce47">
            <text:p>92,3%</text:p>
          </table:table-cell>
          <table:table-cell office:value-type="percentage" office:value="0.82501945504263896" table:style-name="ce47">
            <text:p>82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6" table:style-name="ce46">
            <text:p>3.906</text:p>
          </table:table-cell>
          <table:table-cell office:value-type="percentage" office:value="0.90458545622973596" table:style-name="ce47">
            <text:p>90,5%</text:p>
          </table:table-cell>
          <table:table-cell office:value-type="float" office:value="7692" table:style-name="ce46">
            <text:p>7.692</text:p>
          </table:table-cell>
          <table:table-cell office:value-type="percentage" office:value="0.97899961817487591" table:style-name="ce47">
            <text:p>97,9%</text:p>
          </table:table-cell>
          <table:table-cell office:value-type="float" office:value="10642" table:style-name="ce46">
            <text:p>10.642</text:p>
          </table:table-cell>
          <table:table-cell office:value-type="percentage" office:value="0.92090688819660782" table:style-name="ce47">
            <text:p>92,1%</text:p>
          </table:table-cell>
          <table:table-cell office:value-type="float" office:value="11246" table:style-name="ce46">
            <text:p>11.246</text:p>
          </table:table-cell>
          <table:table-cell office:value-type="percentage" office:value="0.88957443442493278" table:style-name="ce47">
            <text:p>89,0%</text:p>
          </table:table-cell>
          <table:table-cell office:value-type="float" office:value="9398" table:style-name="ce46">
            <text:p>9.398</text:p>
          </table:table-cell>
          <table:table-cell office:value-type="percentage" office:value="0.79014629224819233" table:style-name="ce47">
            <text:p>79,0%</text:p>
          </table:table-cell>
          <table:table-cell office:value-type="float" office:value="9435" table:style-name="ce46">
            <text:p>9.435</text:p>
          </table:table-cell>
          <table:table-cell office:value-type="percentage" office:value="0.86030819731923047" table:style-name="ce47">
            <text:p>86,0%</text:p>
          </table:table-cell>
          <table:table-cell office:value-type="float" office:value="8750" table:style-name="ce46">
            <text:p>8.750</text:p>
          </table:table-cell>
          <table:table-cell office:value-type="percentage" office:value="0.95879903572211267" table:style-name="ce47">
            <text:p>95,9%</text:p>
          </table:table-cell>
          <table:table-cell office:value-type="float" office:value="63477" table:style-name="ce46">
            <text:p>63.47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448319594166137" table:style-name="ce47">
            <text:p>89,4%</text:p>
          </table:table-cell>
          <table:table-cell office:value-type="percentage" office:value="0.75386570390252017" table:style-name="ce47">
            <text:p>7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1" table:style-name="ce46">
            <text:p>2.091</text:p>
          </table:table-cell>
          <table:table-cell office:value-type="percentage" office:value="0.89016602809706258" table:style-name="ce47">
            <text:p>89,0%</text:p>
          </table:table-cell>
          <table:table-cell office:value-type="float" office:value="3418" table:style-name="ce46">
            <text:p>3.418</text:p>
          </table:table-cell>
          <table:table-cell office:value-type="percentage" office:value="0.91195304162219848" table:style-name="ce47">
            <text:p>91,2%</text:p>
          </table:table-cell>
          <table:table-cell office:value-type="float" office:value="7479" table:style-name="ce46">
            <text:p>7.479</text:p>
          </table:table-cell>
          <table:table-cell office:value-type="percentage" office:value="0.95553852050594101" table:style-name="ce47">
            <text:p>95,6%</text:p>
          </table:table-cell>
          <table:table-cell office:value-type="float" office:value="10113" table:style-name="ce46">
            <text:p>10.113</text:p>
          </table:table-cell>
          <table:table-cell office:value-type="percentage" office:value="0.89503495884591555" table:style-name="ce47">
            <text:p>89,5%</text:p>
          </table:table-cell>
          <table:table-cell office:value-type="float" office:value="10567" table:style-name="ce46">
            <text:p>10.567</text:p>
          </table:table-cell>
          <table:table-cell office:value-type="percentage" office:value="0.88043659390101647" table:style-name="ce47">
            <text:p>88,0%</text:p>
          </table:table-cell>
          <table:table-cell office:value-type="float" office:value="9136" table:style-name="ce46">
            <text:p>9.136</text:p>
          </table:table-cell>
          <table:table-cell office:value-type="percentage" office:value="0.75298771944284182" table:style-name="ce47">
            <text:p>75,3%</text:p>
          </table:table-cell>
          <table:table-cell office:value-type="float" office:value="9405" table:style-name="ce46">
            <text:p>9.405</text:p>
          </table:table-cell>
          <table:table-cell office:value-type="percentage" office:value="0.78407669862442686" table:style-name="ce47">
            <text:p>78,4%</text:p>
          </table:table-cell>
          <table:table-cell office:value-type="float" office:value="8471" table:style-name="ce46">
            <text:p>8.471</text:p>
          </table:table-cell>
          <table:table-cell office:value-type="percentage" office:value="0.88479214539377482" table:style-name="ce47">
            <text:p>88,5%</text:p>
          </table:table-cell>
          <table:table-cell office:value-type="float" office:value="60680" table:style-name="ce46">
            <text:p>60.6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552751420474571" table:style-name="ce47">
            <text:p>85,6%</text:p>
          </table:table-cell>
          <table:table-cell office:value-type="percentage" office:value="0.69686251091000961" table:style-name="ce47">
            <text:p>6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60" table:style-name="ce49">
            <text:p>260</text:p>
          </table:table-cell>
          <table:table-cell office:value-type="string" table:style-name="ce50">
            <text:p>-</text:p>
          </table:table-cell>
          <table:table-cell office:value-type="float" office:value="766" table:style-name="ce49">
            <text:p>766</text:p>
          </table:table-cell>
          <table:table-cell office:value-type="string" table:style-name="ce50">
            <text:p>-</text:p>
          </table:table-cell>
          <table:table-cell office:value-type="float" office:value="1511" table:style-name="ce49">
            <text:p>1.511</text:p>
          </table:table-cell>
          <table:table-cell office:value-type="string" table:style-name="ce50">
            <text:p>-</text:p>
          </table:table-cell>
          <table:table-cell office:value-type="float" office:value="1799" table:style-name="ce49">
            <text:p>1.799</text:p>
          </table:table-cell>
          <table:table-cell office:value-type="string" table:style-name="ce50">
            <text:p>-</text:p>
          </table:table-cell>
          <table:table-cell office:value-type="float" office:value="1492" table:style-name="ce49">
            <text:p>1.492</text:p>
          </table:table-cell>
          <table:table-cell office:value-type="string" table:style-name="ce50">
            <text:p>-</text:p>
          </table:table-cell>
          <table:table-cell office:value-type="float" office:value="185" table:style-name="ce49">
            <text:p>185</text:p>
          </table:table-cell>
          <table:table-cell office:value-type="string" table:style-name="ce50">
            <text:p>-</text:p>
          </table:table-cell>
          <table:table-cell office:value-type="float" office:value="6085" table:style-name="ce49">
            <text:p>6.08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3693" table:style-name="ce53">
            <text:p>2.943.693</text:p>
          </table:table-cell>
          <table:table-cell office:value-type="percentage" office:value="1" table:style-name="ce54">
            <text:p>100,0%</text:p>
          </table:table-cell>
          <table:table-cell office:value-type="float" office:value="3954203" table:style-name="ce53">
            <text:p>3.954.203</text:p>
          </table:table-cell>
          <table:table-cell office:value-type="percentage" office:value="0.99852476423879022" table:style-name="ce54">
            <text:p>99,9%</text:p>
          </table:table-cell>
          <table:table-cell office:value-type="float" office:value="5305312" table:style-name="ce53">
            <text:p>5.305.312</text:p>
          </table:table-cell>
          <table:table-cell office:value-type="percentage" office:value="0.9940651896032705" table:style-name="ce54">
            <text:p>99,4%</text:p>
          </table:table-cell>
          <table:table-cell office:value-type="float" office:value="6721748" table:style-name="ce53">
            <text:p>6.721.748</text:p>
          </table:table-cell>
          <table:table-cell office:value-type="percentage" office:value="0.95570248187694373" table:style-name="ce54">
            <text:p>95,6%</text:p>
          </table:table-cell>
          <table:table-cell office:value-type="float" office:value="7051837" table:style-name="ce53">
            <text:p>7.051.837</text:p>
          </table:table-cell>
          <table:table-cell office:value-type="percentage" office:value="0.89357222624119381" table:style-name="ce54">
            <text:p>89,4%</text:p>
          </table:table-cell>
          <table:table-cell office:value-type="float" office:value="5012186" table:style-name="ce53">
            <text:p>5.012.186</text:p>
          </table:table-cell>
          <table:table-cell office:value-type="percentage" office:value="0.80447219866836861" table:style-name="ce54">
            <text:p>80,4%</text:p>
          </table:table-cell>
          <table:table-cell office:value-type="float" office:value="4113974" table:style-name="ce53">
            <text:p>4.113.974</text:p>
          </table:table-cell>
          <table:table-cell office:value-type="percentage" office:value="0.83200677905772713" table:style-name="ce54">
            <text:p>83,2%</text:p>
          </table:table-cell>
          <table:table-cell office:value-type="float" office:value="3438460" table:style-name="ce53">
            <text:p>3.438.460</text:p>
          </table:table-cell>
          <table:table-cell office:value-type="percentage" office:value="0.88422155967337035" table:style-name="ce54">
            <text:p>88,4%</text:p>
          </table:table-cell>
          <table:table-cell office:value-type="float" office:value="38541413" table:style-name="ce53">
            <text:p>38.541.41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504205371023961" table:style-name="ce54">
            <text:p>91,5%</text:p>
          </table:table-cell>
          <table:table-cell office:value-type="percentage" office:value="0.81223956310953271" table:style-name="ce54">
            <text:p>81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540" table:style-name="ce43">
            <text:p>429.540</text:p>
          </table:table-cell>
          <table:table-cell office:value-type="percentage" office:value="1" table:style-name="ce44">
            <text:p>100,0%</text:p>
          </table:table-cell>
          <table:table-cell office:value-type="float" office:value="650779" table:style-name="ce43">
            <text:p>650.779</text:p>
          </table:table-cell>
          <table:table-cell office:value-type="percentage" office:value="1" table:style-name="ce44">
            <text:p>100,0%</text:p>
          </table:table-cell>
          <table:table-cell office:value-type="float" office:value="922983" table:style-name="ce43">
            <text:p>922.983</text:p>
          </table:table-cell>
          <table:table-cell office:value-type="percentage" office:value="1.0074616846423117" table:style-name="ce44">
            <text:p>100,7%</text:p>
          </table:table-cell>
          <table:table-cell office:value-type="float" office:value="1210726" table:style-name="ce43">
            <text:p>1.210.726</text:p>
          </table:table-cell>
          <table:table-cell office:value-type="percentage" office:value="0.95707976389324767" table:style-name="ce44">
            <text:p>95,7%</text:p>
          </table:table-cell>
          <table:table-cell office:value-type="float" office:value="1246324" table:style-name="ce43">
            <text:p>1.246.324</text:p>
          </table:table-cell>
          <table:table-cell office:value-type="percentage" office:value="0.89979886132116205" table:style-name="ce44">
            <text:p>90,0%</text:p>
          </table:table-cell>
          <table:table-cell office:value-type="float" office:value="921790" table:style-name="ce43">
            <text:p>921.790</text:p>
          </table:table-cell>
          <table:table-cell office:value-type="percentage" office:value="0.8084338332089418" table:style-name="ce44">
            <text:p>80,8%</text:p>
          </table:table-cell>
          <table:table-cell office:value-type="float" office:value="758132" table:style-name="ce43">
            <text:p>758.132</text:p>
          </table:table-cell>
          <table:table-cell office:value-type="percentage" office:value="0.81636142793149791" table:style-name="ce44">
            <text:p>81,6%</text:p>
          </table:table-cell>
          <table:table-cell office:value-type="float" office:value="667773" table:style-name="ce43">
            <text:p>667.773</text:p>
          </table:table-cell>
          <table:table-cell office:value-type="percentage" office:value="0.88692627376289501" table:style-name="ce44">
            <text:p>88,7%</text:p>
          </table:table-cell>
          <table:table-cell office:value-type="float" office:value="6808047" table:style-name="ce43">
            <text:p>6.808.04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358961885942991" table:style-name="ce44">
            <text:p>91,4%</text:p>
          </table:table-cell>
          <table:table-cell office:value-type="percentage" office:value="0.80431432263863367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77" table:style-name="ce46">
            <text:p>100.277</text:p>
          </table:table-cell>
          <table:table-cell office:value-type="percentage" office:value="1" table:style-name="ce47">
            <text:p>100,0%</text:p>
          </table:table-cell>
          <table:table-cell office:value-type="float" office:value="118840" table:style-name="ce46">
            <text:p>118.840</text:p>
          </table:table-cell>
          <table:table-cell office:value-type="percentage" office:value="0.99903324786684045" table:style-name="ce47">
            <text:p>99,9%</text:p>
          </table:table-cell>
          <table:table-cell office:value-type="float" office:value="152922" table:style-name="ce46">
            <text:p>152.922</text:p>
          </table:table-cell>
          <table:table-cell office:value-type="percentage" office:value="0.97796849718930468" table:style-name="ce47">
            <text:p>97,8%</text:p>
          </table:table-cell>
          <table:table-cell office:value-type="float" office:value="184688" table:style-name="ce46">
            <text:p>184.688</text:p>
          </table:table-cell>
          <table:table-cell office:value-type="percentage" office:value="0.93151624585153281" table:style-name="ce47">
            <text:p>93,2%</text:p>
          </table:table-cell>
          <table:table-cell office:value-type="float" office:value="186669" table:style-name="ce46">
            <text:p>186.669</text:p>
          </table:table-cell>
          <table:table-cell office:value-type="percentage" office:value="0.8684581493698329" table:style-name="ce47">
            <text:p>86,8%</text:p>
          </table:table-cell>
          <table:table-cell office:value-type="float" office:value="124467" table:style-name="ce46">
            <text:p>124.467</text:p>
          </table:table-cell>
          <table:table-cell office:value-type="percentage" office:value="0.75762389978452216" table:style-name="ce47">
            <text:p>75,8%</text:p>
          </table:table-cell>
          <table:table-cell office:value-type="float" office:value="102747" table:style-name="ce46">
            <text:p>102.747</text:p>
          </table:table-cell>
          <table:table-cell office:value-type="percentage" office:value="0.7879310741482044" table:style-name="ce47">
            <text:p>78,8%</text:p>
          </table:table-cell>
          <table:table-cell office:value-type="float" office:value="87158" table:style-name="ce46">
            <text:p>87.158</text:p>
          </table:table-cell>
          <table:table-cell office:value-type="percentage" office:value="0.84529963436751399" table:style-name="ce47">
            <text:p>84,5%</text:p>
          </table:table-cell>
          <table:table-cell office:value-type="float" office:value="1057768" table:style-name="ce46">
            <text:p>1.057.76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253029615216506" table:style-name="ce47">
            <text:p>89,3%</text:p>
          </table:table-cell>
          <table:table-cell office:value-type="percentage" office:value="0.7956786227678689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36" table:style-name="ce46">
            <text:p>88.236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1" table:style-name="ce46">
            <text:p>114.001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1" table:style-name="ce46">
            <text:p>147.381</text:p>
          </table:table-cell>
          <table:table-cell office:value-type="percentage" office:value="0.98482479352096863" table:style-name="ce47">
            <text:p>98,5%</text:p>
          </table:table-cell>
          <table:table-cell office:value-type="float" office:value="152694" table:style-name="ce46">
            <text:p>152.694</text:p>
          </table:table-cell>
          <table:table-cell office:value-type="percentage" office:value="0.93881767038642439" table:style-name="ce47">
            <text:p>93,9%</text:p>
          </table:table-cell>
          <table:table-cell office:value-type="float" office:value="150218" table:style-name="ce46">
            <text:p>150.218</text:p>
          </table:table-cell>
          <table:table-cell office:value-type="percentage" office:value="0.89954668758570722" table:style-name="ce47">
            <text:p>90,0%</text:p>
          </table:table-cell>
          <table:table-cell office:value-type="float" office:value="90029" table:style-name="ce46">
            <text:p>90.029</text:p>
          </table:table-cell>
          <table:table-cell office:value-type="percentage" office:value="0.78661610645603797" table:style-name="ce47">
            <text:p>78,7%</text:p>
          </table:table-cell>
          <table:table-cell office:value-type="float" office:value="65655" table:style-name="ce46">
            <text:p>65.655</text:p>
          </table:table-cell>
          <table:table-cell office:value-type="percentage" office:value="0.82990987346892342" table:style-name="ce47">
            <text:p>83,0%</text:p>
          </table:table-cell>
          <table:table-cell office:value-type="float" office:value="59942" table:style-name="ce46">
            <text:p>59.942</text:p>
          </table:table-cell>
          <table:table-cell office:value-type="percentage" office:value="0.93659375" table:style-name="ce47">
            <text:p>93,7%</text:p>
          </table:table-cell>
          <table:table-cell office:value-type="float" office:value="868156" table:style-name="ce46">
            <text:p>868.15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5758662079584" table:style-name="ce47">
            <text:p>93,0%</text:p>
          </table:table-cell>
          <table:table-cell office:value-type="percentage" office:value="0.85214922888463107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03" table:style-name="ce46">
            <text:p>51.103</text:p>
          </table:table-cell>
          <table:table-cell office:value-type="percentage" office:value="1" table:style-name="ce47">
            <text:p>100,0%</text:p>
          </table:table-cell>
          <table:table-cell office:value-type="float" office:value="79103" table:style-name="ce46">
            <text:p>79.103</text:p>
          </table:table-cell>
          <table:table-cell office:value-type="percentage" office:value="0.9824506930299568" table:style-name="ce47">
            <text:p>98,2%</text:p>
          </table:table-cell>
          <table:table-cell office:value-type="float" office:value="109859" table:style-name="ce46">
            <text:p>109.859</text:p>
          </table:table-cell>
          <table:table-cell office:value-type="percentage" office:value="0.93711560935247507" table:style-name="ce47">
            <text:p>93,7%</text:p>
          </table:table-cell>
          <table:table-cell office:value-type="float" office:value="149970" table:style-name="ce46">
            <text:p>149.970</text:p>
          </table:table-cell>
          <table:table-cell office:value-type="percentage" office:value="0.9045398891415406" table:style-name="ce47">
            <text:p>90,5%</text:p>
          </table:table-cell>
          <table:table-cell office:value-type="float" office:value="167730" table:style-name="ce46">
            <text:p>167.730</text:p>
          </table:table-cell>
          <table:table-cell office:value-type="percentage" office:value="0.81354403119725283" table:style-name="ce47">
            <text:p>81,4%</text:p>
          </table:table-cell>
          <table:table-cell office:value-type="float" office:value="126816" table:style-name="ce46">
            <text:p>126.816</text:p>
          </table:table-cell>
          <table:table-cell office:value-type="percentage" office:value="0.69607600981409212" table:style-name="ce47">
            <text:p>69,6%</text:p>
          </table:table-cell>
          <table:table-cell office:value-type="float" office:value="97041" table:style-name="ce46">
            <text:p>97.041</text:p>
          </table:table-cell>
          <table:table-cell office:value-type="percentage" office:value="0.70349132243986601" table:style-name="ce47">
            <text:p>70,3%</text:p>
          </table:table-cell>
          <table:table-cell office:value-type="float" office:value="74904" table:style-name="ce46">
            <text:p>74.904</text:p>
          </table:table-cell>
          <table:table-cell office:value-type="percentage" office:value="0.7844993715961458" table:style-name="ce47">
            <text:p>78,4%</text:p>
          </table:table-cell>
          <table:table-cell office:value-type="float" office:value="856526" table:style-name="ce46">
            <text:p>856.52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66770995693162" table:style-name="ce47">
            <text:p>82,8%</text:p>
          </table:table-cell>
          <table:table-cell office:value-type="percentage" office:value="0.73110931480961427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75" table:style-name="ce46">
            <text:p>92.175</text:p>
          </table:table-cell>
          <table:table-cell office:value-type="percentage" office:value="1" table:style-name="ce47">
            <text:p>100,0%</text:p>
          </table:table-cell>
          <table:table-cell office:value-type="float" office:value="150636" table:style-name="ce46">
            <text:p>150.636</text:p>
          </table:table-cell>
          <table:table-cell office:value-type="percentage" office:value="0.97479470138677682" table:style-name="ce47">
            <text:p>97,5%</text:p>
          </table:table-cell>
          <table:table-cell office:value-type="float" office:value="221611" table:style-name="ce46">
            <text:p>221.611</text:p>
          </table:table-cell>
          <table:table-cell office:value-type="percentage" office:value="0.94265649192656487" table:style-name="ce47">
            <text:p>94,3%</text:p>
          </table:table-cell>
          <table:table-cell office:value-type="float" office:value="319536" table:style-name="ce46">
            <text:p>319.536</text:p>
          </table:table-cell>
          <table:table-cell office:value-type="percentage" office:value="0.91162642077874656" table:style-name="ce47">
            <text:p>91,2%</text:p>
          </table:table-cell>
          <table:table-cell office:value-type="float" office:value="315754" table:style-name="ce46">
            <text:p>315.754</text:p>
          </table:table-cell>
          <table:table-cell office:value-type="percentage" office:value="0.81395840422350774" table:style-name="ce47">
            <text:p>81,4%</text:p>
          </table:table-cell>
          <table:table-cell office:value-type="float" office:value="225369" table:style-name="ce46">
            <text:p>225.369</text:p>
          </table:table-cell>
          <table:table-cell office:value-type="percentage" office:value="0.72481298281950512" table:style-name="ce47">
            <text:p>72,5%</text:p>
          </table:table-cell>
          <table:table-cell office:value-type="float" office:value="181813" table:style-name="ce46">
            <text:p>181.813</text:p>
          </table:table-cell>
          <table:table-cell office:value-type="percentage" office:value="0.72220236109125002" table:style-name="ce47">
            <text:p>72,2%</text:p>
          </table:table-cell>
          <table:table-cell office:value-type="float" office:value="148399" table:style-name="ce46">
            <text:p>148.399</text:p>
          </table:table-cell>
          <table:table-cell office:value-type="percentage" office:value="0.82536972252039797" table:style-name="ce47">
            <text:p>82,5%</text:p>
          </table:table-cell>
          <table:table-cell office:value-type="float" office:value="1655293" table:style-name="ce46">
            <text:p>1.655.29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42038705123589" table:style-name="ce47">
            <text:p>84,4%</text:p>
          </table:table-cell>
          <table:table-cell office:value-type="percentage" office:value="0.76072128429303587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8" table:style-name="ce46">
            <text:p>42.128</text:p>
          </table:table-cell>
          <table:table-cell office:value-type="percentage" office:value="1" table:style-name="ce47">
            <text:p>100,0%</text:p>
          </table:table-cell>
          <table:table-cell office:value-type="float" office:value="55885" table:style-name="ce46">
            <text:p>55.885</text:p>
          </table:table-cell>
          <table:table-cell office:value-type="percentage" office:value="1" table:style-name="ce47">
            <text:p>100,0%</text:p>
          </table:table-cell>
          <table:table-cell office:value-type="float" office:value="76383" table:style-name="ce46">
            <text:p>76.383</text:p>
          </table:table-cell>
          <table:table-cell office:value-type="percentage" office:value="0.98756222121662685" table:style-name="ce47">
            <text:p>98,8%</text:p>
          </table:table-cell>
          <table:table-cell office:value-type="float" office:value="83946" table:style-name="ce46">
            <text:p>83.946</text:p>
          </table:table-cell>
          <table:table-cell office:value-type="percentage" office:value="0.93310657596371882" table:style-name="ce47">
            <text:p>93,3%</text:p>
          </table:table-cell>
          <table:table-cell office:value-type="float" office:value="87271" table:style-name="ce46">
            <text:p>87.271</text:p>
          </table:table-cell>
          <table:table-cell office:value-type="percentage" office:value="0.89262445151326086" table:style-name="ce47">
            <text:p>89,3%</text:p>
          </table:table-cell>
          <table:table-cell office:value-type="float" office:value="54637" table:style-name="ce46">
            <text:p>54.637</text:p>
          </table:table-cell>
          <table:table-cell office:value-type="percentage" office:value="0.77528982730974982" table:style-name="ce47">
            <text:p>77,5%</text:p>
          </table:table-cell>
          <table:table-cell office:value-type="float" office:value="41038" table:style-name="ce46">
            <text:p>41.038</text:p>
          </table:table-cell>
          <table:table-cell office:value-type="percentage" office:value="0.81255321255321256" table:style-name="ce47">
            <text:p>81,3%</text:p>
          </table:table-cell>
          <table:table-cell office:value-type="float" office:value="39633" table:style-name="ce46">
            <text:p>39.633</text:p>
          </table:table-cell>
          <table:table-cell office:value-type="percentage" office:value="0.90150808634533586" table:style-name="ce47">
            <text:p>90,2%</text:p>
          </table:table-cell>
          <table:table-cell office:value-type="float" office:value="480921" table:style-name="ce46">
            <text:p>480.92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5657808126656" table:style-name="ce47">
            <text:p>91,8%</text:p>
          </table:table-cell>
          <table:table-cell office:value-type="percentage" office:value="0.82504181641948515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03" table:style-name="ce46">
            <text:p>227.703</text:p>
          </table:table-cell>
          <table:table-cell office:value-type="percentage" office:value="1" table:style-name="ce47">
            <text:p>100,0%</text:p>
          </table:table-cell>
          <table:table-cell office:value-type="float" office:value="250058" table:style-name="ce46">
            <text:p>250.058</text:p>
          </table:table-cell>
          <table:table-cell office:value-type="percentage" office:value="1" table:style-name="ce47">
            <text:p>100,0%</text:p>
          </table:table-cell>
          <table:table-cell office:value-type="float" office:value="320470" table:style-name="ce46">
            <text:p>320.470</text:p>
          </table:table-cell>
          <table:table-cell office:value-type="percentage" office:value="1.0059483638075806" table:style-name="ce47">
            <text:p>100,6%</text:p>
          </table:table-cell>
          <table:table-cell office:value-type="float" office:value="350570" table:style-name="ce46">
            <text:p>350.570</text:p>
          </table:table-cell>
          <table:table-cell office:value-type="percentage" office:value="0.91970879517282089" table:style-name="ce47">
            <text:p>92,0%</text:p>
          </table:table-cell>
          <table:table-cell office:value-type="float" office:value="318152" table:style-name="ce46">
            <text:p>318.152</text:p>
          </table:table-cell>
          <table:table-cell office:value-type="percentage" office:value="0.87571599620153862" table:style-name="ce47">
            <text:p>87,6%</text:p>
          </table:table-cell>
          <table:table-cell office:value-type="float" office:value="209961" table:style-name="ce46">
            <text:p>209.961</text:p>
          </table:table-cell>
          <table:table-cell office:value-type="percentage" office:value="0.78407143097209309" table:style-name="ce47">
            <text:p>78,4%</text:p>
          </table:table-cell>
          <table:table-cell office:value-type="float" office:value="170364" table:style-name="ce46">
            <text:p>170.364</text:p>
          </table:table-cell>
          <table:table-cell office:value-type="percentage" office:value="0.80738936333563971" table:style-name="ce47">
            <text:p>80,7%</text:p>
          </table:table-cell>
          <table:table-cell office:value-type="float" office:value="138701" table:style-name="ce46">
            <text:p>138.701</text:p>
          </table:table-cell>
          <table:table-cell office:value-type="percentage" office:value="0.8388733655090661" table:style-name="ce47">
            <text:p>83,9%</text:p>
          </table:table-cell>
          <table:table-cell office:value-type="float" office:value="1985979" table:style-name="ce46">
            <text:p>1.985.97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256806998083406" table:style-name="ce47">
            <text:p>91,3%</text:p>
          </table:table-cell>
          <table:table-cell office:value-type="percentage" office:value="0.82924718090556759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181" table:style-name="ce46">
            <text:p>137.181</text:p>
          </table:table-cell>
          <table:table-cell office:value-type="percentage" office:value="1" table:style-name="ce47">
            <text:p>100,0%</text:p>
          </table:table-cell>
          <table:table-cell office:value-type="float" office:value="158072" table:style-name="ce46">
            <text:p>158.072</text:p>
          </table:table-cell>
          <table:table-cell office:value-type="percentage" office:value="0.99353241022997973" table:style-name="ce47">
            <text:p>99,4%</text:p>
          </table:table-cell>
          <table:table-cell office:value-type="float" office:value="216355" table:style-name="ce46">
            <text:p>216.355</text:p>
          </table:table-cell>
          <table:table-cell office:value-type="percentage" office:value="0.99043690831517461" table:style-name="ce47">
            <text:p>99,0%</text:p>
          </table:table-cell>
          <table:table-cell office:value-type="float" office:value="279338" table:style-name="ce46">
            <text:p>279.338</text:p>
          </table:table-cell>
          <table:table-cell office:value-type="percentage" office:value="0.90848125719563677" table:style-name="ce47">
            <text:p>90,8%</text:p>
          </table:table-cell>
          <table:table-cell office:value-type="float" office:value="278238" table:style-name="ce46">
            <text:p>278.238</text:p>
          </table:table-cell>
          <table:table-cell office:value-type="percentage" office:value="0.84160251659835761" table:style-name="ce47">
            <text:p>84,2%</text:p>
          </table:table-cell>
          <table:table-cell office:value-type="float" office:value="197619" table:style-name="ce46">
            <text:p>197.619</text:p>
          </table:table-cell>
          <table:table-cell office:value-type="percentage" office:value="0.74320517786695051" table:style-name="ce47">
            <text:p>74,3%</text:p>
          </table:table-cell>
          <table:table-cell office:value-type="float" office:value="164964" table:style-name="ce46">
            <text:p>164.964</text:p>
          </table:table-cell>
          <table:table-cell office:value-type="percentage" office:value="0.75640678805441819" table:style-name="ce47">
            <text:p>75,6%</text:p>
          </table:table-cell>
          <table:table-cell office:value-type="float" office:value="145518" table:style-name="ce46">
            <text:p>145.518</text:p>
          </table:table-cell>
          <table:table-cell office:value-type="percentage" office:value="0.83644494516358958" table:style-name="ce47">
            <text:p>83,6%</text:p>
          </table:table-cell>
          <table:table-cell office:value-type="float" office:value="1577285" table:style-name="ce46">
            <text:p>1.577.28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01401604613926" table:style-name="ce47">
            <text:p>87,2%</text:p>
          </table:table-cell>
          <table:table-cell office:value-type="percentage" office:value="0.77120516560313046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896" table:style-name="ce46">
            <text:p>453.896</text:p>
          </table:table-cell>
          <table:table-cell office:value-type="percentage" office:value="1" table:style-name="ce47">
            <text:p>100,0%</text:p>
          </table:table-cell>
          <table:table-cell office:value-type="float" office:value="615434" table:style-name="ce46">
            <text:p>615.434</text:p>
          </table:table-cell>
          <table:table-cell office:value-type="percentage" office:value="0.96874193284347987" table:style-name="ce47">
            <text:p>96,9%</text:p>
          </table:table-cell>
          <table:table-cell office:value-type="float" office:value="787992" table:style-name="ce46">
            <text:p>787.992</text:p>
          </table:table-cell>
          <table:table-cell office:value-type="percentage" office:value="0.94079161015492174" table:style-name="ce47">
            <text:p>94,1%</text:p>
          </table:table-cell>
          <table:table-cell office:value-type="float" office:value="1021402" table:style-name="ce46">
            <text:p>1.021.402</text:p>
          </table:table-cell>
          <table:table-cell office:value-type="percentage" office:value="0.93553829526095" table:style-name="ce47">
            <text:p>93,6%</text:p>
          </table:table-cell>
          <table:table-cell office:value-type="float" office:value="1124059" table:style-name="ce46">
            <text:p>1.124.059</text:p>
          </table:table-cell>
          <table:table-cell office:value-type="percentage" office:value="0.85365842544740667" table:style-name="ce47">
            <text:p>85,4%</text:p>
          </table:table-cell>
          <table:table-cell office:value-type="float" office:value="774934" table:style-name="ce46">
            <text:p>774.934</text:p>
          </table:table-cell>
          <table:table-cell office:value-type="percentage" office:value="0.74181066996473466" table:style-name="ce47">
            <text:p>74,2%</text:p>
          </table:table-cell>
          <table:table-cell office:value-type="float" office:value="637756" table:style-name="ce46">
            <text:p>637.756</text:p>
          </table:table-cell>
          <table:table-cell office:value-type="percentage" office:value="0.7601971547259323" table:style-name="ce47">
            <text:p>76,0%</text:p>
          </table:table-cell>
          <table:table-cell office:value-type="float" office:value="532876" table:style-name="ce46">
            <text:p>532.876</text:p>
          </table:table-cell>
          <table:table-cell office:value-type="percentage" office:value="0.81210547331010752" table:style-name="ce47">
            <text:p>81,2%</text:p>
          </table:table-cell>
          <table:table-cell office:value-type="float" office:value="5948349" table:style-name="ce46">
            <text:p>5.948.34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605084765504425" table:style-name="ce47">
            <text:p>86,6%</text:p>
          </table:table-cell>
          <table:table-cell office:value-type="percentage" office:value="0.76452221000789278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809" table:style-name="ce46">
            <text:p>292.809</text:p>
          </table:table-cell>
          <table:table-cell office:value-type="percentage" office:value="1" table:style-name="ce47">
            <text:p>100,0%</text:p>
          </table:table-cell>
          <table:table-cell office:value-type="float" office:value="432153" table:style-name="ce46">
            <text:p>432.153</text:p>
          </table:table-cell>
          <table:table-cell office:value-type="percentage" office:value="0.98696164544993625" table:style-name="ce47">
            <text:p>98,7%</text:p>
          </table:table-cell>
          <table:table-cell office:value-type="float" office:value="566916" table:style-name="ce46">
            <text:p>566.916</text:p>
          </table:table-cell>
          <table:table-cell office:value-type="percentage" office:value="0.97621605984212922" table:style-name="ce47">
            <text:p>97,6%</text:p>
          </table:table-cell>
          <table:table-cell office:value-type="float" office:value="711166" table:style-name="ce46">
            <text:p>711.166</text:p>
          </table:table-cell>
          <table:table-cell office:value-type="percentage" office:value="0.9452796231461027" table:style-name="ce47">
            <text:p>94,5%</text:p>
          </table:table-cell>
          <table:table-cell office:value-type="float" office:value="748786" table:style-name="ce46">
            <text:p>748.786</text:p>
          </table:table-cell>
          <table:table-cell office:value-type="percentage" office:value="0.87928200021606695" table:style-name="ce47">
            <text:p>87,9%</text:p>
          </table:table-cell>
          <table:table-cell office:value-type="float" office:value="505676" table:style-name="ce46">
            <text:p>505.676</text:p>
          </table:table-cell>
          <table:table-cell office:value-type="percentage" office:value="0.77945122919296683" table:style-name="ce47">
            <text:p>77,9%</text:p>
          </table:table-cell>
          <table:table-cell office:value-type="float" office:value="419888" table:style-name="ce46">
            <text:p>419.888</text:p>
          </table:table-cell>
          <table:table-cell office:value-type="percentage" office:value="0.81353777953445472" table:style-name="ce47">
            <text:p>81,4%</text:p>
          </table:table-cell>
          <table:table-cell office:value-type="float" office:value="367436" table:style-name="ce46">
            <text:p>367.436</text:p>
          </table:table-cell>
          <table:table-cell office:value-type="percentage" office:value="0.86551041031161446" table:style-name="ce47">
            <text:p>86,6%</text:p>
          </table:table-cell>
          <table:table-cell office:value-type="float" office:value="4044830" table:style-name="ce46">
            <text:p>4.044.83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116229200266729" table:style-name="ce47">
            <text:p>90,1%</text:p>
          </table:table-cell>
          <table:table-cell office:value-type="percentage" office:value="0.79979190695211511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0" table:style-name="ce46">
            <text:p>77.570</text:p>
          </table:table-cell>
          <table:table-cell office:value-type="percentage" office:value="1" table:style-name="ce47">
            <text:p>100,0%</text:p>
          </table:table-cell>
          <table:table-cell office:value-type="float" office:value="95597" table:style-name="ce46">
            <text:p>95.597</text:p>
          </table:table-cell>
          <table:table-cell office:value-type="percentage" office:value="1" table:style-name="ce47">
            <text:p>100,0%</text:p>
          </table:table-cell>
          <table:table-cell office:value-type="float" office:value="131258" table:style-name="ce46">
            <text:p>131.258</text:p>
          </table:table-cell>
          <table:table-cell office:value-type="percentage" office:value="1.0475749618905481" table:style-name="ce47">
            <text:p>104,8%</text:p>
          </table:table-cell>
          <table:table-cell office:value-type="float" office:value="160588" table:style-name="ce46">
            <text:p>160.588</text:p>
          </table:table-cell>
          <table:table-cell office:value-type="percentage" office:value="0.94901191376701965" table:style-name="ce47">
            <text:p>94,9%</text:p>
          </table:table-cell>
          <table:table-cell office:value-type="float" office:value="144879" table:style-name="ce46">
            <text:p>144.879</text:p>
          </table:table-cell>
          <table:table-cell office:value-type="percentage" office:value="0.90836645892635459" table:style-name="ce47">
            <text:p>90,8%</text:p>
          </table:table-cell>
          <table:table-cell office:value-type="float" office:value="111432" table:style-name="ce46">
            <text:p>111.432</text:p>
          </table:table-cell>
          <table:table-cell office:value-type="percentage" office:value="0.83482795046411795" table:style-name="ce47">
            <text:p>83,5%</text:p>
          </table:table-cell>
          <table:table-cell office:value-type="float" office:value="91453" table:style-name="ce46">
            <text:p>91.453</text:p>
          </table:table-cell>
          <table:table-cell office:value-type="percentage" office:value="0.80703318037416172" table:style-name="ce47">
            <text:p>80,7%</text:p>
          </table:table-cell>
          <table:table-cell office:value-type="float" office:value="76176" table:style-name="ce46">
            <text:p>76.176</text:p>
          </table:table-cell>
          <table:table-cell office:value-type="percentage" office:value="0.89883185840707969" table:style-name="ce47">
            <text:p>89,9%</text:p>
          </table:table-cell>
          <table:table-cell office:value-type="float" office:value="888953" table:style-name="ce46">
            <text:p>888.95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36679507927633" table:style-name="ce47">
            <text:p>93,2%</text:p>
          </table:table-cell>
          <table:table-cell office:value-type="percentage" office:value="0.83549235094037799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9" table:style-name="ce46">
            <text:p>23.189</text:p>
          </table:table-cell>
          <table:table-cell office:value-type="percentage" office:value="1" table:style-name="ce47">
            <text:p>100,0%</text:p>
          </table:table-cell>
          <table:table-cell office:value-type="float" office:value="28584" table:style-name="ce46">
            <text:p>28.584</text:p>
          </table:table-cell>
          <table:table-cell office:value-type="percentage" office:value="1" table:style-name="ce47">
            <text:p>100,0%</text:p>
          </table:table-cell>
          <table:table-cell office:value-type="float" office:value="37385" table:style-name="ce46">
            <text:p>37.385</text:p>
          </table:table-cell>
          <table:table-cell office:value-type="percentage" office:value="0.99117132403626917" table:style-name="ce47">
            <text:p>99,1%</text:p>
          </table:table-cell>
          <table:table-cell office:value-type="float" office:value="44927" table:style-name="ce46">
            <text:p>44.927</text:p>
          </table:table-cell>
          <table:table-cell office:value-type="percentage" office:value="0.94257720711648207" table:style-name="ce47">
            <text:p>94,3%</text:p>
          </table:table-cell>
          <table:table-cell office:value-type="float" office:value="47114" table:style-name="ce46">
            <text:p>47.114</text:p>
          </table:table-cell>
          <table:table-cell office:value-type="percentage" office:value="0.88983322945587096" table:style-name="ce47">
            <text:p>89,0%</text:p>
          </table:table-cell>
          <table:table-cell office:value-type="float" office:value="30938" table:style-name="ce46">
            <text:p>30.938</text:p>
          </table:table-cell>
          <table:table-cell office:value-type="percentage" office:value="0.78684605407055108" table:style-name="ce47">
            <text:p>78,7%</text:p>
          </table:table-cell>
          <table:table-cell office:value-type="float" office:value="23863" table:style-name="ce46">
            <text:p>23.863</text:p>
          </table:table-cell>
          <table:table-cell office:value-type="percentage" office:value="0.78347232254251753" table:style-name="ce47">
            <text:p>78,3%</text:p>
          </table:table-cell>
          <table:table-cell office:value-type="float" office:value="21861" table:style-name="ce46">
            <text:p>21.861</text:p>
          </table:table-cell>
          <table:table-cell office:value-type="percentage" office:value="0.85621964593451361" table:style-name="ce47">
            <text:p>85,6%</text:p>
          </table:table-cell>
          <table:table-cell office:value-type="float" office:value="257861" table:style-name="ce46">
            <text:p>257.86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05718913969791" table:style-name="ce47">
            <text:p>90,8%</text:p>
          </table:table-cell>
          <table:table-cell office:value-type="percentage" office:value="0.80603224616615721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62" table:style-name="ce46">
            <text:p>73.262</text:p>
          </table:table-cell>
          <table:table-cell office:value-type="percentage" office:value="1" table:style-name="ce47">
            <text:p>100,0%</text:p>
          </table:table-cell>
          <table:table-cell office:value-type="float" office:value="102623" table:style-name="ce46">
            <text:p>102.623</text:p>
          </table:table-cell>
          <table:table-cell office:value-type="percentage" office:value="0.99731775819006985" table:style-name="ce47">
            <text:p>99,7%</text:p>
          </table:table-cell>
          <table:table-cell office:value-type="float" office:value="145633" table:style-name="ce46">
            <text:p>145.633</text:p>
          </table:table-cell>
          <table:table-cell office:value-type="percentage" office:value="0.99131435106086085" table:style-name="ce47">
            <text:p>99,1%</text:p>
          </table:table-cell>
          <table:table-cell office:value-type="float" office:value="205735" table:style-name="ce46">
            <text:p>205.735</text:p>
          </table:table-cell>
          <table:table-cell office:value-type="percentage" office:value="0.96473252804141496" table:style-name="ce47">
            <text:p>96,5%</text:p>
          </table:table-cell>
          <table:table-cell office:value-type="float" office:value="228648" table:style-name="ce46">
            <text:p>228.648</text:p>
          </table:table-cell>
          <table:table-cell office:value-type="percentage" office:value="0.89963290407110563" table:style-name="ce47">
            <text:p>90,0%</text:p>
          </table:table-cell>
          <table:table-cell office:value-type="float" office:value="164359" table:style-name="ce46">
            <text:p>164.359</text:p>
          </table:table-cell>
          <table:table-cell office:value-type="percentage" office:value="0.78639541059219242" table:style-name="ce47">
            <text:p>78,6%</text:p>
          </table:table-cell>
          <table:table-cell office:value-type="float" office:value="137964" table:style-name="ce46">
            <text:p>137.964</text:p>
          </table:table-cell>
          <table:table-cell office:value-type="percentage" office:value="0.80096140448655428" table:style-name="ce47">
            <text:p>80,1%</text:p>
          </table:table-cell>
          <table:table-cell office:value-type="float" office:value="119151" table:style-name="ce46">
            <text:p>119.151</text:p>
          </table:table-cell>
          <table:table-cell office:value-type="percentage" office:value="0.83971838132690602" table:style-name="ce47">
            <text:p>84,0%</text:p>
          </table:table-cell>
          <table:table-cell office:value-type="float" office:value="1177375" table:style-name="ce46">
            <text:p>1.177.37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866555940332959" table:style-name="ce47">
            <text:p>89,9%</text:p>
          </table:table-cell>
          <table:table-cell office:value-type="percentage" office:value="0.77907309904178723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60" table:style-name="ce46">
            <text:p>42.160</text:p>
          </table:table-cell>
          <table:table-cell office:value-type="percentage" office:value="1" table:style-name="ce47">
            <text:p>100,0%</text:p>
          </table:table-cell>
          <table:table-cell office:value-type="float" office:value="55784" table:style-name="ce46">
            <text:p>55.784</text:p>
          </table:table-cell>
          <table:table-cell office:value-type="percentage" office:value="0.99985661026670491" table:style-name="ce47">
            <text:p>100,0%</text:p>
          </table:table-cell>
          <table:table-cell office:value-type="float" office:value="70774" table:style-name="ce46">
            <text:p>70.774</text:p>
          </table:table-cell>
          <table:table-cell office:value-type="percentage" office:value="0.95842587075456365" table:style-name="ce47">
            <text:p>95,8%</text:p>
          </table:table-cell>
          <table:table-cell office:value-type="float" office:value="91571" table:style-name="ce46">
            <text:p>91.571</text:p>
          </table:table-cell>
          <table:table-cell office:value-type="percentage" office:value="0.94701842927172319" table:style-name="ce47">
            <text:p>94,7%</text:p>
          </table:table-cell>
          <table:table-cell office:value-type="float" office:value="94972" table:style-name="ce46">
            <text:p>94.972</text:p>
          </table:table-cell>
          <table:table-cell office:value-type="percentage" office:value="0.87935408603544374" table:style-name="ce47">
            <text:p>87,9%</text:p>
          </table:table-cell>
          <table:table-cell office:value-type="float" office:value="63770" table:style-name="ce46">
            <text:p>63.770</text:p>
          </table:table-cell>
          <table:table-cell office:value-type="percentage" office:value="0.78398347696733506" table:style-name="ce47">
            <text:p>78,4%</text:p>
          </table:table-cell>
          <table:table-cell office:value-type="float" office:value="56754" table:style-name="ce46">
            <text:p>56.754</text:p>
          </table:table-cell>
          <table:table-cell office:value-type="percentage" office:value="0.8330617816724647" table:style-name="ce47">
            <text:p>83,3%</text:p>
          </table:table-cell>
          <table:table-cell office:value-type="float" office:value="49445" table:style-name="ce46">
            <text:p>49.445</text:p>
          </table:table-cell>
          <table:table-cell office:value-type="percentage" office:value="0.87687096545364263" table:style-name="ce47">
            <text:p>87,7%</text:p>
          </table:table-cell>
          <table:table-cell office:value-type="float" office:value="525230" table:style-name="ce46">
            <text:p>525.23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4598540648211" table:style-name="ce47">
            <text:p>90,3%</text:p>
          </table:table-cell>
          <table:table-cell office:value-type="percentage" office:value="0.79436234586666299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34" table:style-name="ce46">
            <text:p>162.034</text:p>
          </table:table-cell>
          <table:table-cell office:value-type="percentage" office:value="1.0258562836340614" table:style-name="ce47">
            <text:p>102,6%</text:p>
          </table:table-cell>
          <table:table-cell office:value-type="float" office:value="212305" table:style-name="ce46">
            <text:p>212.305</text:p>
          </table:table-cell>
          <table:table-cell office:value-type="percentage" office:value="0.9963581924244771" table:style-name="ce47">
            <text:p>99,6%</text:p>
          </table:table-cell>
          <table:table-cell office:value-type="float" office:value="271418" table:style-name="ce46">
            <text:p>271.418</text:p>
          </table:table-cell>
          <table:table-cell office:value-type="percentage" office:value="0.96893820126446262" table:style-name="ce47">
            <text:p>96,9%</text:p>
          </table:table-cell>
          <table:table-cell office:value-type="float" office:value="321460" table:style-name="ce46">
            <text:p>321.460</text:p>
          </table:table-cell>
          <table:table-cell office:value-type="percentage" office:value="0.94553455086667626" table:style-name="ce47">
            <text:p>94,6%</text:p>
          </table:table-cell>
          <table:table-cell office:value-type="float" office:value="317780" table:style-name="ce46">
            <text:p>317.780</text:p>
          </table:table-cell>
          <table:table-cell office:value-type="percentage" office:value="0.87752289904537839" table:style-name="ce47">
            <text:p>87,8%</text:p>
          </table:table-cell>
          <table:table-cell office:value-type="float" office:value="200700" table:style-name="ce46">
            <text:p>200.700</text:p>
          </table:table-cell>
          <table:table-cell office:value-type="percentage" office:value="0.7703143051242981" table:style-name="ce47">
            <text:p>77,0%</text:p>
          </table:table-cell>
          <table:table-cell office:value-type="float" office:value="163074" table:style-name="ce46">
            <text:p>163.074</text:p>
          </table:table-cell>
          <table:table-cell office:value-type="percentage" office:value="0.8091637143112328" table:style-name="ce47">
            <text:p>80,9%</text:p>
          </table:table-cell>
          <table:table-cell office:value-type="float" office:value="147047" table:style-name="ce46">
            <text:p>147.047</text:p>
          </table:table-cell>
          <table:table-cell office:value-type="percentage" office:value="0.87213385051540282" table:style-name="ce47">
            <text:p>87,2%</text:p>
          </table:table-cell>
          <table:table-cell office:value-type="float" office:value="1795818" table:style-name="ce46">
            <text:p>1.795.81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17620717933933" table:style-name="ce47">
            <text:p>90,5%</text:p>
          </table:table-cell>
          <table:table-cell office:value-type="percentage" office:value="0.80874342041266312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3" table:style-name="ce46">
            <text:p>2.373</text:p>
          </table:table-cell>
          <table:table-cell office:value-type="percentage" office:value="0.91094049904030705" table:style-name="ce47">
            <text:p>91,1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28" table:style-name="ce46">
            <text:p>7.528</text:p>
          </table:table-cell>
          <table:table-cell office:value-type="percentage" office:value="0.95812651139111615" table:style-name="ce47">
            <text:p>95,8%</text:p>
          </table:table-cell>
          <table:table-cell office:value-type="float" office:value="10491" table:style-name="ce46">
            <text:p>10.491</text:p>
          </table:table-cell>
          <table:table-cell office:value-type="percentage" office:value="0.90784008307372799" table:style-name="ce47">
            <text:p>90,8%</text:p>
          </table:table-cell>
          <table:table-cell office:value-type="float" office:value="10987" table:style-name="ce46">
            <text:p>10.987</text:p>
          </table:table-cell>
          <table:table-cell office:value-type="percentage" office:value="0.86908716975162159" table:style-name="ce47">
            <text:p>86,9%</text:p>
          </table:table-cell>
          <table:table-cell office:value-type="float" office:value="8988" table:style-name="ce46">
            <text:p>8.988</text:p>
          </table:table-cell>
          <table:table-cell office:value-type="percentage" office:value="0.75567513031780731" table:style-name="ce47">
            <text:p>75,6%</text:p>
          </table:table-cell>
          <table:table-cell office:value-type="float" office:value="8654" table:style-name="ce46">
            <text:p>8.654</text:p>
          </table:table-cell>
          <table:table-cell office:value-type="percentage" office:value="0.78909455639646209" table:style-name="ce47">
            <text:p>78,9%</text:p>
          </table:table-cell>
          <table:table-cell office:value-type="float" office:value="7988" table:style-name="ce46">
            <text:p>7.988</text:p>
          </table:table-cell>
          <table:table-cell office:value-type="percentage" office:value="0.87530133683979838" table:style-name="ce47">
            <text:p>87,5%</text:p>
          </table:table-cell>
          <table:table-cell office:value-type="float" office:value="60856" table:style-name="ce46">
            <text:p>60.85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54949623053622" table:style-name="ce47">
            <text:p>85,8%</text:p>
          </table:table-cell>
          <table:table-cell office:value-type="percentage" office:value="0.72273817724044565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47" table:style-name="ce46">
            <text:p>3.347</text:p>
          </table:table-cell>
          <table:table-cell office:value-type="percentage" office:value="0.89300960512273209" table:style-name="ce47">
            <text:p>89,3%</text:p>
          </table:table-cell>
          <table:table-cell office:value-type="float" office:value="7248" table:style-name="ce46">
            <text:p>7.248</text:p>
          </table:table-cell>
          <table:table-cell office:value-type="percentage" office:value="0.92602529704867764" table:style-name="ce47">
            <text:p>92,6%</text:p>
          </table:table-cell>
          <table:table-cell office:value-type="float" office:value="9816" table:style-name="ce46">
            <text:p>9.816</text:p>
          </table:table-cell>
          <table:table-cell office:value-type="percentage" office:value="0.86874944685370392" table:style-name="ce47">
            <text:p>86,9%</text:p>
          </table:table-cell>
          <table:table-cell office:value-type="float" office:value="10255" table:style-name="ce46">
            <text:p>10.255</text:p>
          </table:table-cell>
          <table:table-cell office:value-type="percentage" office:value="0.85444092651224801" table:style-name="ce47">
            <text:p>85,4%</text:p>
          </table:table-cell>
          <table:table-cell office:value-type="float" office:value="8698" table:style-name="ce46">
            <text:p>8.698</text:p>
          </table:table-cell>
          <table:table-cell office:value-type="percentage" office:value="0.71688782658864258" table:style-name="ce47">
            <text:p>71,7%</text:p>
          </table:table-cell>
          <table:table-cell office:value-type="float" office:value="8592" table:style-name="ce46">
            <text:p>8.592</text:p>
          </table:table-cell>
          <table:table-cell office:value-type="percentage" office:value="0.71629845769070444" table:style-name="ce47">
            <text:p>71,6%</text:p>
          </table:table-cell>
          <table:table-cell office:value-type="float" office:value="7925" table:style-name="ce46">
            <text:p>7.925</text:p>
          </table:table-cell>
          <table:table-cell office:value-type="percentage" office:value="0.82776269062043029" table:style-name="ce47">
            <text:p>82,8%</text:p>
          </table:table-cell>
          <table:table-cell office:value-type="float" office:value="57920" table:style-name="ce46">
            <text:p>57.9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661426537143822" table:style-name="ce47">
            <text:p>81,7%</text:p>
          </table:table-cell>
          <table:table-cell office:value-type="percentage" office:value="0.6651660618310441" table:style-name="ce47">
            <text:p>66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4" table:style-name="ce49">
            <text:p>734</text:p>
          </table:table-cell>
          <table:table-cell office:value-type="string" table:style-name="ce50">
            <text:p>-</text:p>
          </table:table-cell>
          <table:table-cell office:value-type="float" office:value="1432" table:style-name="ce49">
            <text:p>1.432</text:p>
          </table:table-cell>
          <table:table-cell office:value-type="string" table:style-name="ce50">
            <text:p>-</text:p>
          </table:table-cell>
          <table:table-cell office:value-type="float" office:value="1694" table:style-name="ce49">
            <text:p>1.694</text:p>
          </table:table-cell>
          <table:table-cell office:value-type="string" table:style-name="ce50">
            <text:p>-</text:p>
          </table:table-cell>
          <table:table-cell office:value-type="float" office:value="1418" table:style-name="ce49">
            <text:p>1.418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749" table:style-name="ce49">
            <text:p>5.7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0707" table:style-name="ce53">
            <text:p>2.910.707</text:p>
          </table:table-cell>
          <table:table-cell office:value-type="percentage" office:value="1" table:style-name="ce54">
            <text:p>100,0%</text:p>
          </table:table-cell>
          <table:table-cell office:value-type="float" office:value="3927971" table:style-name="ce53">
            <text:p>3.927.971</text:p>
          </table:table-cell>
          <table:table-cell office:value-type="percentage" office:value="0.99190059708917444" table:style-name="ce54">
            <text:p>99,2%</text:p>
          </table:table-cell>
          <table:table-cell office:value-type="float" office:value="5218750" table:style-name="ce53">
            <text:p>5.218.750</text:p>
          </table:table-cell>
          <table:table-cell office:value-type="percentage" office:value="0.97784592277364035" table:style-name="ce54">
            <text:p>97,8%</text:p>
          </table:table-cell>
          <table:table-cell office:value-type="float" office:value="6645544" table:style-name="ce53">
            <text:p>6.645.544</text:p>
          </table:table-cell>
          <table:table-cell office:value-type="percentage" office:value="0.94486774782726646" table:style-name="ce54">
            <text:p>94,5%</text:p>
          </table:table-cell>
          <table:table-cell office:value-type="float" office:value="6929376" table:style-name="ce53">
            <text:p>6.929.376</text:p>
          </table:table-cell>
          <table:table-cell office:value-type="percentage" office:value="0.87805460318811945" table:style-name="ce54">
            <text:p>87,8%</text:p>
          </table:table-cell>
          <table:table-cell office:value-type="float" office:value="4852837" table:style-name="ce53">
            <text:p>4.852.837</text:p>
          </table:table-cell>
          <table:table-cell office:value-type="percentage" office:value="0.77889616450171839" table:style-name="ce54">
            <text:p>77,9%</text:p>
          </table:table-cell>
          <table:table-cell office:value-type="float" office:value="3942077" table:style-name="ce53">
            <text:p>3.942.077</text:p>
          </table:table-cell>
          <table:table-cell office:value-type="percentage" office:value="0.79724246861247738" table:style-name="ce54">
            <text:p>79,7%</text:p>
          </table:table-cell>
          <table:table-cell office:value-type="float" office:value="3314840" table:style-name="ce53">
            <text:p>3.314.840</text:p>
          </table:table-cell>
          <table:table-cell office:value-type="percentage" office:value="0.85243190116147205" table:style-name="ce54">
            <text:p>85,2%</text:p>
          </table:table-cell>
          <table:table-cell office:value-type="float" office:value="37742102" table:style-name="ce53">
            <text:p>37.742.10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606498146348035" table:style-name="ce54">
            <text:p>89,6%</text:p>
          </table:table-cell>
          <table:table-cell office:value-type="percentage" office:value="0.79539451341120837" table:style-name="ce54">
            <text:p>79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72"/>
          <table:table-cell office:value-type="string" table:number-columns-spanned="2" table:number-rows-spanned="1" table:style-name="ce79">
            <text:p><text:s/>Mayores de 70 años</text:p>
          </table:table-cell>
          <table:covered-table-cell/>
          <table:table-cell office:value-type="string" table:number-columns-spanned="2" table:number-rows-spanned="1" table:style-name="ce80">
            <text:p>60-69 años</text:p>
          </table:table-cell>
          <table:covered-table-cell/>
          <table:table-cell office:value-type="string" table:number-columns-spanned="2" table:number-rows-spanned="1" table:style-name="ce81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865013" table:style-name="ce59">
            <text:p>865.013</text:p>
          </table:table-cell>
          <table:table-cell office:value-type="percentage" office:value="0.80069999999999997" table:style-name="ce60">
            <text:p>80,07%</text:p>
          </table:table-cell>
          <table:table-cell office:value-type="float" office:value="368864" table:style-name="ce59">
            <text:p>368.864</text:p>
          </table:table-cell>
          <table:table-cell office:value-type="percentage" office:value="0.39960000000000001" table:style-name="ce60">
            <text:p>39,96%</text:p>
          </table:table-cell>
          <table:table-cell office:value-type="float" office:value="96794" table:style-name="ce59">
            <text:p>96.794</text:p>
          </table:table-cell>
          <table:table-cell office:value-type="percentage" office:value="0.30409999999999998" table:style-name="ce60">
            <text:p>30,4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176759" table:style-name="ce62">
            <text:p>176.759</text:p>
          </table:table-cell>
          <table:table-cell office:value-type="percentage" office:value="0.80669999999999997" table:style-name="ce63">
            <text:p>80,67%</text:p>
          </table:table-cell>
          <table:table-cell office:value-type="float" office:value="60091" table:style-name="ce62">
            <text:p>60.091</text:p>
          </table:table-cell>
          <table:table-cell office:value-type="percentage" office:value="0.39300000000000002" table:style-name="ce63">
            <text:p>39,30%</text:p>
          </table:table-cell>
          <table:table-cell office:value-type="float" office:value="16418" table:style-name="ce62">
            <text:p>16.418</text:p>
          </table:table-cell>
          <table:table-cell office:value-type="percentage" office:value="0.28000000000000003" table:style-name="ce63">
            <text:p>28,00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181707" table:style-name="ce62">
            <text:p>181.707</text:p>
          </table:table-cell>
          <table:table-cell office:value-type="percentage" office:value="0.89849999999999997" table:style-name="ce63">
            <text:p>89,85%</text:p>
          </table:table-cell>
          <table:table-cell office:value-type="float" office:value="86172" table:style-name="ce62">
            <text:p>86.172</text:p>
          </table:table-cell>
          <table:table-cell office:value-type="percentage" office:value="0.5847" table:style-name="ce63">
            <text:p>58,47%</text:p>
          </table:table-cell>
          <table:table-cell office:value-type="float" office:value="34225" table:style-name="ce62">
            <text:p>34.225</text:p>
          </table:table-cell>
          <table:table-cell office:value-type="percentage" office:value="0.75719999999999998" table:style-name="ce63">
            <text:p>75,7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103431" table:style-name="ce62">
            <text:p>103.431</text:p>
          </table:table-cell>
          <table:table-cell office:value-type="percentage" office:value="0.7944" table:style-name="ce63">
            <text:p>79,44%</text:p>
          </table:table-cell>
          <table:table-cell office:value-type="float" office:value="33437" table:style-name="ce62">
            <text:p>33.437</text:p>
          </table:table-cell>
          <table:table-cell office:value-type="percentage" office:value="0.3044" table:style-name="ce63">
            <text:p>30,44%</text:p>
          </table:table-cell>
          <table:table-cell office:value-type="float" office:value="15304" table:style-name="ce62">
            <text:p>15.304</text:p>
          </table:table-cell>
          <table:table-cell office:value-type="percentage" office:value="0.30080000000000001" table:style-name="ce63">
            <text:p>30,08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63498" table:style-name="ce62">
            <text:p>163.498</text:p>
          </table:table-cell>
          <table:table-cell office:value-type="percentage" office:value="0.6734" table:style-name="ce63">
            <text:p>67,34%</text:p>
          </table:table-cell>
          <table:table-cell office:value-type="float" office:value="80898" table:style-name="ce62">
            <text:p>80.898</text:p>
          </table:table-cell>
          <table:table-cell office:value-type="percentage" office:value="0.36499999999999999" table:style-name="ce63">
            <text:p>36,50%</text:p>
          </table:table-cell>
          <table:table-cell office:value-type="float" office:value="58885" table:style-name="ce62">
            <text:p>58.885</text:p>
          </table:table-cell>
          <table:table-cell office:value-type="percentage" office:value="0.43919999999999998" table:style-name="ce63">
            <text:p>43,9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80816" table:style-name="ce62">
            <text:p>80.816</text:p>
          </table:table-cell>
          <table:table-cell office:value-type="percentage" office:value="0.82450000000000001" table:style-name="ce63">
            <text:p>82,45%</text:p>
          </table:table-cell>
          <table:table-cell office:value-type="float" office:value="21521" table:style-name="ce62">
            <text:p>21.521</text:p>
          </table:table-cell>
          <table:table-cell office:value-type="percentage" office:value="0.28179999999999999" table:style-name="ce63">
            <text:p>28,18%</text:p>
          </table:table-cell>
          <table:table-cell office:value-type="float" office:value="13110" table:style-name="ce62">
            <text:p>13.110</text:p>
          </table:table-cell>
          <table:table-cell office:value-type="percentage" office:value="0.61819999999999997" table:style-name="ce63">
            <text:p>61,8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stilla y León<text:s/></text:p>
          </table:table-cell>
          <table:table-cell office:value-type="float" office:value="423980" table:style-name="ce62">
            <text:p>423.980</text:p>
          </table:table-cell>
          <table:table-cell office:value-type="percentage" office:value="0.88739999999999997" table:style-name="ce63">
            <text:p>88,74%</text:p>
          </table:table-cell>
          <table:table-cell office:value-type="float" office:value="214141" table:style-name="ce62">
            <text:p>214.141</text:p>
          </table:table-cell>
          <table:table-cell office:value-type="percentage" office:value="0.66820000000000002" table:style-name="ce63">
            <text:p>66,82%</text:p>
          </table:table-cell>
          <table:table-cell office:value-type="float" office:value="60087" table:style-name="ce62">
            <text:p>60.087</text:p>
          </table:table-cell>
          <table:table-cell office:value-type="percentage" office:value="0.629" table:style-name="ce63">
            <text:p>62,90%</text:p>
          </table:table-cell>
          <table:table-cell table:number-columns-repeated="16377"/>
        </table:table-row>
        <table:table-row table:style-name="ro10">
          <table:table-cell office:value-type="string" table:style-name="ce61">
            <text:p>Castilla - La Mancha</text:p>
          </table:table-cell>
          <table:table-cell office:value-type="float" office:value="252439" table:style-name="ce62">
            <text:p>252.439</text:p>
          </table:table-cell>
          <table:table-cell office:value-type="percentage" office:value="0.85499999999999998" table:style-name="ce63">
            <text:p>85,50%</text:p>
          </table:table-cell>
          <table:table-cell office:value-type="float" office:value="97622" table:style-name="ce62">
            <text:p>97.622</text:p>
          </table:table-cell>
          <table:table-cell office:value-type="percentage" office:value="0.45119999999999999" table:style-name="ce63">
            <text:p>45,12%</text:p>
          </table:table-cell>
          <table:table-cell office:value-type="float" office:value="47275" table:style-name="ce62">
            <text:p>47.275</text:p>
          </table:table-cell>
          <table:table-cell office:value-type="percentage" office:value="0.61209999999999998" table:style-name="ce63">
            <text:p>61,2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756407" table:style-name="ce62">
            <text:p>756.407</text:p>
          </table:table-cell>
          <table:table-cell office:value-type="percentage" office:value="0.70740000000000003" table:style-name="ce63">
            <text:p>70,74%</text:p>
          </table:table-cell>
          <table:table-cell office:value-type="float" office:value="265161" table:style-name="ce62">
            <text:p>265.161</text:p>
          </table:table-cell>
          <table:table-cell office:value-type="percentage" office:value="0.33650000000000002" table:style-name="ce63">
            <text:p>33,65%</text:p>
          </table:table-cell>
          <table:table-cell office:value-type="float" office:value="103272" table:style-name="ce62">
            <text:p>103.272</text:p>
          </table:table-cell>
          <table:table-cell office:value-type="percentage" office:value="0.29770000000000002" table:style-name="ce63">
            <text:p>29,7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569549" table:style-name="ce62">
            <text:p>569.549</text:p>
          </table:table-cell>
          <table:table-cell office:value-type="percentage" office:value="0.78559999999999997" table:style-name="ce63">
            <text:p>78,56%</text:p>
          </table:table-cell>
          <table:table-cell office:value-type="float" office:value="63621" table:style-name="ce62">
            <text:p>63.621</text:p>
          </table:table-cell>
          <table:table-cell office:value-type="percentage" office:value="0.11219999999999999" table:style-name="ce63">
            <text:p>11,22%</text:p>
          </table:table-cell>
          <table:table-cell office:value-type="float" office:value="109665" table:style-name="ce62">
            <text:p>109.665</text:p>
          </table:table-cell>
          <table:table-cell office:value-type="percentage" office:value="0.5202" table:style-name="ce63">
            <text:p>52,0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146691" table:style-name="ce62">
            <text:p>146.691</text:p>
          </table:table-cell>
          <table:table-cell office:value-type="percentage" office:value="0.84709999999999996" table:style-name="ce63">
            <text:p>84,71%</text:p>
          </table:table-cell>
          <table:table-cell office:value-type="float" office:value="64092" table:style-name="ce62">
            <text:p>64.092</text:p>
          </table:table-cell>
          <table:table-cell office:value-type="percentage" office:value="0.48830000000000001" table:style-name="ce63">
            <text:p>48,83%</text:p>
          </table:table-cell>
          <table:table-cell office:value-type="float" office:value="28754" table:style-name="ce62">
            <text:p>28.754</text:p>
          </table:table-cell>
          <table:table-cell office:value-type="percentage" office:value="0.72150000000000003" table:style-name="ce63">
            <text:p>72,1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482656" table:style-name="ce62">
            <text:p>482.656</text:p>
          </table:table-cell>
          <table:table-cell office:value-type="percentage" office:value="0.90790000000000004" table:style-name="ce63">
            <text:p>90,79%</text:p>
          </table:table-cell>
          <table:table-cell office:value-type="float" office:value="280348" table:style-name="ce62">
            <text:p>280.348</text:p>
          </table:table-cell>
          <table:table-cell office:value-type="percentage" office:value="0.81110000000000004" table:style-name="ce63">
            <text:p>81,11%</text:p>
          </table:table-cell>
          <table:table-cell office:value-type="float" office:value="100163" table:style-name="ce62">
            <text:p>100.163</text:p>
          </table:table-cell>
          <table:table-cell office:value-type="percentage" office:value="0.80910000000000004" table:style-name="ce63">
            <text:p>80,9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41705" table:style-name="ce62">
            <text:p>41.705</text:p>
          </table:table-cell>
          <table:table-cell office:value-type="percentage" office:value="0.80549999999999999" table:style-name="ce63">
            <text:p>80,55%</text:p>
          </table:table-cell>
          <table:table-cell office:value-type="float" office:value="18010" table:style-name="ce62">
            <text:p>18.010</text:p>
          </table:table-cell>
          <table:table-cell office:value-type="percentage" office:value="0.48170000000000002" table:style-name="ce63">
            <text:p>48,17%</text:p>
          </table:table-cell>
          <table:table-cell office:value-type="float" office:value="10996" table:style-name="ce62">
            <text:p>10.996</text:p>
          </table:table-cell>
          <table:table-cell office:value-type="percentage" office:value="0.77990000000000004" table:style-name="ce63">
            <text:p>77,9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605764" table:style-name="ce62">
            <text:p>605.764</text:p>
          </table:table-cell>
          <table:table-cell office:value-type="percentage" office:value="0.68659999999999999" table:style-name="ce63">
            <text:p>68,66%</text:p>
          </table:table-cell>
          <table:table-cell office:value-type="float" office:value="210631" table:style-name="ce62">
            <text:p>210.631</text:p>
          </table:table-cell>
          <table:table-cell office:value-type="percentage" office:value="0.31190000000000001" table:style-name="ce63">
            <text:p>31,19%</text:p>
          </table:table-cell>
          <table:table-cell office:value-type="float" office:value="118323" table:style-name="ce62">
            <text:p>118.323</text:p>
          </table:table-cell>
          <table:table-cell office:value-type="percentage" office:value="0.49559999999999998" table:style-name="ce63">
            <text:p>49,5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urcia<text:s/></text:p>
          </table:table-cell>
          <table:table-cell office:value-type="float" office:value="138419" table:style-name="ce62">
            <text:p>138.419</text:p>
          </table:table-cell>
          <table:table-cell office:value-type="percentage" office:value="0.78700000000000003" table:style-name="ce63">
            <text:p>78,70%</text:p>
          </table:table-cell>
          <table:table-cell office:value-type="float" office:value="59430" table:style-name="ce62">
            <text:p>59.430</text:p>
          </table:table-cell>
          <table:table-cell office:value-type="percentage" office:value="0.40810000000000002" table:style-name="ce63">
            <text:p>40,81%</text:p>
          </table:table-cell>
          <table:table-cell office:value-type="float" office:value="40071" table:style-name="ce62">
            <text:p>40.071</text:p>
          </table:table-cell>
          <table:table-cell office:value-type="percentage" office:value="0.60319999999999996" table:style-name="ce63">
            <text:p>60,3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Navarra</text:p>
          </table:table-cell>
          <table:table-cell office:value-type="float" office:value="88198" table:style-name="ce62">
            <text:p>88.198</text:p>
          </table:table-cell>
          <table:table-cell office:value-type="percentage" office:value="0.90049999999999997" table:style-name="ce63">
            <text:p>90,05%</text:p>
          </table:table-cell>
          <table:table-cell office:value-type="float" office:value="37489" table:style-name="ce62">
            <text:p>37.489</text:p>
          </table:table-cell>
          <table:table-cell office:value-type="percentage" office:value="0.52969999999999995" table:style-name="ce63">
            <text:p>52,97%</text:p>
          </table:table-cell>
          <table:table-cell office:value-type="float" office:value="17384" table:style-name="ce62">
            <text:p>17.384</text:p>
          </table:table-cell>
          <table:table-cell office:value-type="percentage" office:value="0.73019999999999996" table:style-name="ce63">
            <text:p>73,0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302288" table:style-name="ce62">
            <text:p>302.288</text:p>
          </table:table-cell>
          <table:table-cell office:value-type="percentage" office:value="0.8075" table:style-name="ce63">
            <text:p>80,75%</text:p>
          </table:table-cell>
          <table:table-cell office:value-type="float" office:value="119577" table:style-name="ce62">
            <text:p>119.577</text:p>
          </table:table-cell>
          <table:table-cell office:value-type="percentage" office:value="0.44059999999999999" table:style-name="ce63">
            <text:p>44,06%</text:p>
          </table:table-cell>
          <table:table-cell office:value-type="float" office:value="65059" table:style-name="ce62">
            <text:p>65.059</text:p>
          </table:table-cell>
          <table:table-cell office:value-type="percentage" office:value="0.65739999999999998" table:style-name="ce63">
            <text:p>65,7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4778" table:style-name="ce62">
            <text:p>4.778</text:p>
          </table:table-cell>
          <table:table-cell office:value-type="percentage" office:value="0.76819999999999999" table:style-name="ce63">
            <text:p>76,82%</text:p>
          </table:table-cell>
          <table:table-cell office:value-type="float" office:value="4438" table:style-name="ce62">
            <text:p>4.438</text:p>
          </table:table-cell>
          <table:table-cell office:value-type="percentage" office:value="0.58950000000000002" table:style-name="ce63">
            <text:p>58,95%</text:p>
          </table:table-cell>
          <table:table-cell office:value-type="float" office:value="1183" table:style-name="ce62">
            <text:p>1.183</text:p>
          </table:table-cell>
          <table:table-cell office:value-type="percentage" office:value="0.31900000000000001" table:style-name="ce63">
            <text:p>31,90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3612" table:style-name="ce62">
            <text:p>3.612</text:p>
          </table:table-cell>
          <table:table-cell office:value-type="percentage" office:value="0.67059999999999997" table:style-name="ce63">
            <text:p>67,06%</text:p>
          </table:table-cell>
          <table:table-cell office:value-type="float" office:value="3733" table:style-name="ce62">
            <text:p>3.733</text:p>
          </table:table-cell>
          <table:table-cell office:value-type="percentage" office:value="0.51500000000000001" table:style-name="ce63">
            <text:p>51,50%</text:p>
          </table:table-cell>
          <table:table-cell office:value-type="float" office:value="752" table:style-name="ce64">
            <text:p>752</text:p>
          </table:table-cell>
          <table:table-cell office:value-type="percentage" office:value="0.1681" table:style-name="ce63">
            <text:p>16,8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Fuerzas Armadas</text:p>
          </table:table-cell>
          <table:table-cell office:value-type="float" office:value="8" table:style-name="ce64">
            <text:p>8</text:p>
          </table:table-cell>
          <table:table-cell office:value-type="percentage" office:value="0.1905" table:style-name="ce63">
            <text:p>19,05%</text:p>
          </table:table-cell>
          <table:table-cell office:value-type="float" office:value="801" table:style-name="ce64">
            <text:p>801</text:p>
          </table:table-cell>
          <table:table-cell office:value-type="percentage" office:value="0.2266" table:style-name="ce63">
            <text:p>22,66%</text:p>
          </table:table-cell>
          <table:table-cell office:value-type="float" office:value="641" table:style-name="ce64">
            <text:p>641</text:p>
          </table:table-cell>
          <table:table-cell office:value-type="percentage" office:value="0.50790000000000002" table:style-name="ce63">
            <text:p>50,79%</text:p>
          </table:table-cell>
          <table:table-cell table:number-columns-repeated="16377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5" table:style-name="ce66">
            <text:p>5</text:p>
          </table:table-cell>
          <table:table-cell office:value-type="percentage" office:value="1.4E-3" table:style-name="ce67">
            <text:p>0,14%</text:p>
          </table:table-cell>
          <table:table-cell table:number-columns-repeated="16377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5387718" table:style-name="ce69">
            <text:p>5.387.718</text:p>
          </table:table-cell>
          <table:table-cell office:value-type="percentage" office:value="0.78779999999999994" table:style-name="ce70">
            <text:p>78,78%</text:p>
          </table:table-cell>
          <table:table-cell office:value-type="float" office:value="2090077" table:style-name="ce69">
            <text:p>2.090.077</text:p>
          </table:table-cell>
          <table:table-cell office:value-type="percentage" office:value="0.40050000000000002" table:style-name="ce70">
            <text:p>40,05%</text:p>
          </table:table-cell>
          <table:table-cell office:value-type="float" office:value="938366" table:style-name="ce69">
            <text:p>938.366</text:p>
          </table:table-cell>
          <table:table-cell office:value-type="percentage" office:value="0.47449999999999998" table:style-name="ce70">
            <text:p>47,45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4T16:47:08Z</dc:date>
  </office:meta>
</office:document-meta>
</file>